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, monospace"/>
    <style:font-face style:name="Monospace" svg:font-family="Monospace"/>
    <style:font-face style:name="Times New Roman1" svg:font-family="'Times New Roman', 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84892" officeooo:paragraph-rsid="00e64e93" style:font-style-asian="normal" style:font-style-complex="normal"/>
    </style:style>
    <style:style style:name="P2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84892" officeooo:paragraph-rsid="012fc089" style:font-style-asian="normal" style:font-style-complex="normal"/>
    </style:style>
    <style:style style:name="P3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84892" officeooo:paragraph-rsid="0192d694" style:font-style-asian="normal" style:font-style-complex="normal"/>
    </style:style>
    <style:style style:name="P4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6ebed5" officeooo:paragraph-rsid="016e7072" style:font-style-asian="normal" style:font-style-complex="normal"/>
    </style:style>
    <style:style style:name="P5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32f10e" officeooo:paragraph-rsid="0132f10e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P6" style:family="paragraph" style:parent-style-name="Text_20_body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6e7072" officeooo:paragraph-rsid="0172191a"/>
    </style:style>
    <style:style style:name="P7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P8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18d82c5"/>
    </style:style>
    <style:style style:name="P9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192d694"/>
    </style:style>
    <style:style style:name="P10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105ba05"/>
    </style:style>
    <style:style style:name="P11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19e49ea"/>
    </style:style>
    <style:style style:name="P12" style:family="paragraph" style:parent-style-name="Text_20_body">
      <style:paragraph-properties fo:margin-top="0in" fo:margin-bottom="0in" loext:contextual-spacing="false" fo:text-align="justify" style:justify-single-word="false"/>
      <style:text-properties fo:color="#ffff00" officeooo:paragraph-rsid="00e64e93"/>
    </style:style>
    <style:style style:name="P13" style:family="paragraph" style:parent-style-name="Text_20_body">
      <style:paragraph-properties fo:margin-top="0in" fo:margin-bottom="0in" loext:contextual-spacing="false" fo:text-align="justify" style:justify-single-word="false"/>
      <style:text-properties officeooo:rsid="00e64e93" officeooo:paragraph-rsid="01703948"/>
    </style:style>
    <style:style style:name="P14" style:family="paragraph" style:parent-style-name="Text_20_body">
      <style:paragraph-properties fo:margin-top="0in" fo:margin-bottom="0in" loext:contextual-spacing="false" fo:text-align="justify" style:justify-single-word="false"/>
      <style:text-properties style:use-window-font-color="true" officeooo:paragraph-rsid="0182154a"/>
    </style:style>
    <style:style style:name="P15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officeooo:paragraph-rsid="00e64e93"/>
    </style:style>
    <style:style style:name="P16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officeooo:paragraph-rsid="00e72561"/>
    </style:style>
    <style:style style:name="P17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fo:background-color="#ffffff"/>
    </style:style>
    <style:style style:name="P18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officeooo:paragraph-rsid="01adba1c" fo:background-color="#ffffff" style:font-weight-asian="bold" style:font-weight-complex="bold"/>
    </style:style>
    <style:style style:name="P19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font-weight="bold" officeooo:rsid="01adba1c" officeooo:paragraph-rsid="01b33252" fo:background-color="#ffffff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/>
    </style:style>
    <style:style style:name="P21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officeooo:rsid="00e64e93" officeooo:paragraph-rsid="012beee4"/>
    </style:style>
    <style:style style:name="P22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tyle="italic" officeooo:paragraph-rsid="00e64e93" style:font-style-asian="italic" style:font-style-complex="italic"/>
    </style:style>
    <style:style style:name="P23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use-window-font-color="true" style:font-name="Times New Roman1" fo:font-size="16pt" fo:font-weight="bold" officeooo:paragraph-rsid="00eb2afe"/>
    </style:style>
    <style:style style:name="P24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officeooo:paragraph-rsid="00e72561"/>
    </style:style>
    <style:style style:name="P25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font-style="normal" fo:font-weight="normal" officeooo:paragraph-rsid="00eb2afe"/>
    </style:style>
    <style:style style:name="P26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font-style="normal" fo:font-weight="normal" officeooo:rsid="01a90768" officeooo:paragraph-rsid="01a90768" style:font-style-asian="normal" style:font-style-complex="normal"/>
    </style:style>
    <style:style style:name="P27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1f4e84" officeooo:paragraph-rsid="00e72561"/>
    </style:style>
    <style:style style:name="P28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language="it" fo:country="IT" fo:font-style="normal" fo:font-weight="normal" officeooo:rsid="01afacbd" officeooo:paragraph-rsid="01b33252" fo:background-color="#ffffff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29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" fo:font-size="22pt" fo:language="it" fo:country="IT" fo:font-style="italic" fo:font-weight="normal" officeooo:rsid="015c9504" officeooo:paragraph-rsid="01229594" style:font-name-asian="Times New Roman1" style:font-size-asian="22pt" style:language-asian="zxx" style:country-asian="none" style:font-style-asian="italic" style:font-weight-asian="normal" style:font-name-complex="Times New Roman1" style:font-size-complex="22pt" style:language-complex="ar" style:country-complex="SA" style:font-style-complex="italic" style:font-weight-complex="normal"/>
    </style:style>
    <style:style style:name="P30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font-size="16pt" officeooo:paragraph-rsid="017aecd0"/>
    </style:style>
    <style:style style:name="P31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color="#000000" fo:font-size="16pt" fo:font-weight="bold" officeooo:rsid="01adba1c" officeooo:paragraph-rsid="01b33252" fo:background-color="#ffffff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officeooo:paragraph-rsid="018d82c5"/>
    </style:style>
    <style:style style:name="P33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language="it" fo:country="IT" fo:font-style="normal" fo:font-weight="normal" officeooo:rsid="013f50cd" officeooo:paragraph-rsid="018d82c5" fo:background-color="#ffffff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3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7fcd4" officeooo:paragraph-rsid="0172191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P35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officeooo:paragraph-rsid="0182154a"/>
    </style:style>
    <style:style style:name="P36" style:family="paragraph" style:parent-style-name="Text_20_body" style:master-page-name="HTML">
      <style:paragraph-properties fo:margin-top="0in" fo:margin-bottom="0in" loext:contextual-spacing="false" fo:text-align="justify" style:justify-single-word="false" style:page-number="auto"/>
      <style:text-properties style:use-window-font-color="true" officeooo:paragraph-rsid="01964ed6"/>
    </style:style>
    <style:style style:name="P37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officeooo:paragraph-rsid="01665643"/>
    </style:style>
    <style:style style:name="P38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language="it" fo:country="IT" fo:font-style="normal" fo:font-weight="normal" officeooo:rsid="0155bf02" officeooo:paragraph-rsid="016215b2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P39" style:family="paragraph" style:parent-style-name="Text_20_body" style:list-style-name="L2">
      <style:paragraph-properties fo:margin-top="0in" fo:margin-bottom="0in" loext:contextual-spacing="false" fo:text-align="justify" style:justify-single-word="false"/>
      <style:text-properties fo:font-variant="normal" fo:text-transform="none" style:use-window-font-color="true" style:font-name="Times New Roman1" fo:font-size="16pt" fo:font-style="normal" fo:font-weight="normal" officeooo:rsid="00283f89" officeooo:paragraph-rsid="01a90768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P40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fo:font-size="16pt" officeooo:paragraph-rsid="01adba1c"/>
    </style:style>
    <style:style style:name="P41" style:family="paragraph" style:parent-style-name="Text_20_body" style:list-style-name="L1" style:master-page-name="">
      <loext:graphic-properties draw:fill="none"/>
      <style:paragraph-properties fo:margin-top="0in" fo:margin-bottom="0in" loext:contextual-spacing="false" fo:text-align="justify" style:justify-single-word="false" fo:orphans="2" fo:widows="2" style:page-number="auto" fo:background-color="transparent" style:writing-mode="lr-tb"/>
      <style:text-properties officeooo:paragraph-rsid="01835ef9"/>
    </style:style>
    <style:style style:name="P42" style:family="paragraph" style:parent-style-name="Text_20_body" style:list-style-name="L1">
      <loext:graphic-properties draw:fill="none"/>
      <style:paragraph-properties fo:margin-top="0in" fo:margin-bottom="0in" loext:contextual-spacing="false" fo:text-align="justify" style:justify-single-word="false" fo:orphans="2" fo:widows="2" fo:background-color="transparent" style:writing-mode="lr-tb"/>
      <style:text-properties officeooo:paragraph-rsid="01835ef9"/>
    </style:style>
    <style:style style:name="P43" style:family="paragraph" style:parent-style-name="Text_20_body" style:list-style-name="L1">
      <style:paragraph-properties fo:margin-left="1in" fo:margin-right="0in" fo:margin-top="0in" fo:margin-bottom="0in" loext:contextual-spacing="false" fo:text-align="justify" style:justify-single-word="false" fo:text-indent="-0.25in" style:auto-text-indent="false"/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1213c" officeooo:paragraph-rsid="01150676" fo:background-color="transparent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P44" style:family="paragraph" style:parent-style-name="Text_20_body" style:list-style-name="L2">
      <style:paragraph-properties fo:margin-left="1in" fo:margin-right="0in" fo:margin-top="0in" fo:margin-bottom="0in" loext:contextual-spacing="false" fo:text-align="justify" style:justify-single-word="false" fo:text-indent="-0.25in" style:auto-text-indent="false"/>
      <style:text-properties officeooo:paragraph-rsid="01835ef9"/>
    </style:style>
    <style:style style:name="P45" style:family="paragraph" style:parent-style-name="Text_20_body" style:list-style-name="L2">
      <style:paragraph-properties fo:margin-left="1in" fo:margin-right="0in" fo:margin-top="0in" fo:margin-bottom="0in" loext:contextual-spacing="false" fo:text-align="justify" style:justify-single-word="false" fo:text-indent="-0.25in" style:auto-text-indent="false"/>
      <style:text-properties officeooo:paragraph-rsid="00eb2afe"/>
    </style:style>
    <style:style style:name="P46" style:family="paragraph" style:parent-style-name="Text_20_body" style:list-style-name="L2">
      <style:paragraph-properties fo:margin-left="0.75in" fo:margin-right="0in" fo:margin-top="0in" fo:margin-bottom="0in" loext:contextual-spacing="false" fo:text-align="justify" style:justify-single-word="false" fo:text-indent="0in" style:auto-text-indent="false"/>
      <style:text-properties style:use-window-font-color="true" fo:font-size="16pt" fo:language="it" fo:country="IT" officeooo:paragraph-rsid="01835ef9"/>
    </style:style>
    <style:style style:name="T1" style:family="text">
      <style:text-properties fo:font-variant="normal" fo:text-transform="none" style:font-name="Times New Roman1" fo:font-size="16pt" fo:letter-spacing="normal" fo:language="it" fo:country="IT" fo:font-style="normal" fo:font-weight="normal"/>
    </style:style>
    <style:style style:name="T2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295042"/>
    </style:style>
    <style:style style:name="T3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a480c2"/>
    </style:style>
    <style:style style:name="T4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a84892"/>
    </style:style>
    <style:style style:name="T5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de7942"/>
    </style:style>
    <style:style style:name="T6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7072" fo:background-color="transparent" loext:char-shading-value="0"/>
    </style:style>
    <style:style style:name="T7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1ee380" fo:background-color="transparent" loext:char-shading-value="0"/>
    </style:style>
    <style:style style:name="T8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72191a" fo:background-color="transparent" loext:char-shading-value="0"/>
    </style:style>
    <style:style style:name="T9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e2235d"/>
    </style:style>
    <style:style style:name="T10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0efaab4"/>
    </style:style>
    <style:style style:name="T11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0582ca"/>
    </style:style>
    <style:style style:name="T12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7072" style:font-style-asian="normal" style:font-style-complex="normal"/>
    </style:style>
    <style:style style:name="T13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7072"/>
    </style:style>
    <style:style style:name="T14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bed5"/>
    </style:style>
    <style:style style:name="T15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82154a"/>
    </style:style>
    <style:style style:name="T16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6e7072" fo:background-color="#ffffff" loext:char-shading-value="0" style:font-style-asian="normal" style:font-style-complex="normal"/>
    </style:style>
    <style:style style:name="T17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964ed6"/>
    </style:style>
    <style:style style:name="T18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975df6"/>
    </style:style>
    <style:style style:name="T19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976bd9"/>
    </style:style>
    <style:style style:name="T20" style:family="text">
      <style:text-properties fo:font-variant="normal" fo:text-transform="none" style:font-name="Times New Roman1" fo:font-size="16pt" fo:letter-spacing="normal" fo:language="it" fo:country="IT" fo:font-style="normal" fo:font-weight="normal" officeooo:rsid="019e49ea"/>
    </style:style>
    <style:style style:name="T21" style:family="text">
      <style:text-properties fo:font-variant="normal" fo:text-transform="none" style:font-name="Times New Roman1" fo:font-size="16pt" fo:letter-spacing="normal" fo:language="it" fo:country="IT" fo:font-style="normal" style:text-underline-style="none" fo:font-weight="normal" officeooo:rsid="0156798d" style:font-style-asian="normal" style:font-style-complex="normal"/>
    </style:style>
    <style:style style:name="T22" style:family="text">
      <style:text-properties fo:font-variant="normal" fo:text-transform="none" style:font-name="Times New Roman1" fo:font-size="16pt" fo:letter-spacing="normal" fo:language="it" fo:country="IT" fo:font-style="normal" style:text-underline-style="solid" style:text-underline-width="auto" style:text-underline-color="font-color" fo:font-weight="normal" officeooo:rsid="016e7072"/>
    </style:style>
    <style:style style:name="T23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6e7072" style:font-style-asian="italic" style:font-style-complex="italic"/>
    </style:style>
    <style:style style:name="T24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9e49ea" style:font-style-asian="italic" style:font-style-complex="italic"/>
    </style:style>
    <style:style style:name="T25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6e7072" fo:background-color="#ffff00" loext:char-shading-value="0"/>
    </style:style>
    <style:style style:name="T26" style:family="text">
      <style:text-properties fo:font-variant="normal" fo:text-transform="none" style:font-name="Times New Roman1" fo:font-size="16pt" fo:letter-spacing="normal" fo:language="it" fo:country="IT" fo:font-style="italic" fo:font-weight="normal" officeooo:rsid="0182154a" fo:background-color="#ffffff" loext:char-shading-value="0"/>
    </style:style>
    <style:style style:name="T27" style:family="text">
      <style:text-properties fo:font-variant="normal" fo:text-transform="none" style:font-name="Times New Roman1" fo:font-size="16pt" fo:letter-spacing="normal" fo:language="it" fo:country="IT" fo:font-weight="normal" officeooo:rsid="002c67cf"/>
    </style:style>
    <style:style style:name="T28" style:family="text">
      <style:text-properties fo:font-variant="normal" fo:text-transform="none" style:font-name="Times New Roman1" fo:font-size="16pt" fo:letter-spacing="normal" fo:language="it" fo:country="IT" fo:font-weight="normal" officeooo:rsid="00bebb9f"/>
    </style:style>
    <style:style style:name="T29" style:family="text">
      <style:text-properties fo:font-variant="normal" fo:text-transform="none" style:font-name="Times New Roman1" fo:font-size="16pt" fo:letter-spacing="normal" fo:language="it" fo:country="IT" fo:font-weight="normal" officeooo:rsid="00a26841"/>
    </style:style>
    <style:style style:name="T30" style:family="text">
      <style:text-properties fo:font-variant="normal" fo:text-transform="none" style:font-name="Times New Roman1" fo:font-size="16pt" fo:letter-spacing="normal" fo:language="it" fo:country="IT" fo:font-weight="normal" officeooo:rsid="00c07b60"/>
    </style:style>
    <style:style style:name="T31" style:family="text">
      <style:text-properties fo:font-variant="normal" fo:text-transform="none" style:font-name="Times New Roman1" fo:font-size="16pt" fo:letter-spacing="normal" fo:language="it" fo:country="IT" fo:font-weight="normal" officeooo:rsid="00d7385a"/>
    </style:style>
    <style:style style:name="T32" style:family="text">
      <style:text-properties fo:font-variant="normal" fo:text-transform="none" style:font-name="Times New Roman1" fo:font-size="16pt" fo:letter-spacing="normal" fo:language="it" fo:country="IT" fo:font-weight="normal" officeooo:rsid="00d6dcf9"/>
    </style:style>
    <style:style style:name="T33" style:family="text">
      <style:text-properties fo:font-variant="normal" fo:text-transform="none" style:font-name="Times New Roman1" fo:font-size="16pt" fo:letter-spacing="normal" fo:language="it" fo:country="IT" fo:font-weight="normal" officeooo:rsid="00d86c21"/>
    </style:style>
    <style:style style:name="T34" style:family="text">
      <style:text-properties fo:font-variant="normal" fo:text-transform="none" style:font-name="Times New Roman1" fo:font-size="16pt" fo:letter-spacing="normal" fo:language="it" fo:country="IT" fo:font-weight="normal" officeooo:rsid="00d6b4d2"/>
    </style:style>
    <style:style style:name="T35" style:family="text">
      <style:text-properties fo:font-variant="normal" fo:text-transform="none" style:font-name="Times New Roman1" fo:font-size="16pt" fo:letter-spacing="normal" fo:language="it" fo:country="IT" fo:font-weight="normal" officeooo:rsid="00d7f273"/>
    </style:style>
    <style:style style:name="T36" style:family="text">
      <style:text-properties fo:font-variant="normal" fo:text-transform="none" style:font-name="Times New Roman1" fo:font-size="16pt" fo:letter-spacing="normal" fo:language="it" fo:country="IT" fo:font-weight="normal" officeooo:rsid="00ddc1b0"/>
    </style:style>
    <style:style style:name="T37" style:family="text">
      <style:text-properties fo:font-variant="normal" fo:text-transform="none" style:font-name="Times New Roman1" fo:font-size="16pt" fo:letter-spacing="normal" fo:language="it" fo:country="IT" fo:font-weight="normal" officeooo:rsid="00deb14b"/>
    </style:style>
    <style:style style:name="T38" style:family="text">
      <style:text-properties fo:font-variant="normal" fo:text-transform="none" style:font-name="Times New Roman1" fo:font-size="16pt" fo:letter-spacing="normal" fo:language="it" fo:country="IT" fo:font-weight="normal" officeooo:rsid="00e72561"/>
    </style:style>
    <style:style style:name="T39" style:family="text">
      <style:text-properties fo:font-variant="normal" fo:text-transform="none" style:font-name="Times New Roman1" fo:font-size="16pt" fo:letter-spacing="normal" fo:language="it" fo:country="IT" fo:font-weight="normal" officeooo:rsid="0105ba05"/>
    </style:style>
    <style:style style:name="T40" style:family="text">
      <style:text-properties fo:font-variant="normal" fo:text-transform="none" style:font-name="Times New Roman1" fo:font-size="16pt" fo:letter-spacing="normal" fo:language="it" fo:country="IT" fo:font-weight="normal" officeooo:rsid="012cbc15"/>
    </style:style>
    <style:style style:name="T41" style:family="text">
      <style:text-properties fo:font-variant="normal" fo:text-transform="none" style:font-name="Times New Roman1" fo:font-size="16pt" fo:letter-spacing="normal" fo:language="it" fo:country="IT" fo:font-weight="normal" officeooo:rsid="01431e3b"/>
    </style:style>
    <style:style style:name="T42" style:family="text">
      <style:text-properties fo:font-variant="normal" fo:text-transform="none" style:font-name="Times New Roman1" fo:font-size="16pt" fo:letter-spacing="normal" fo:language="it" fo:country="IT" fo:font-weight="normal" officeooo:rsid="01443b40"/>
    </style:style>
    <style:style style:name="T43" style:family="text">
      <style:text-properties fo:font-variant="normal" fo:text-transform="none" style:font-name="Times New Roman1" fo:font-size="16pt" fo:letter-spacing="normal" fo:language="it" fo:country="IT" fo:font-weight="normal" officeooo:rsid="0156e152"/>
    </style:style>
    <style:style style:name="T44" style:family="text">
      <style:text-properties fo:font-variant="normal" fo:text-transform="none" style:font-name="Times New Roman1" fo:font-size="16pt" fo:letter-spacing="normal" fo:language="it" fo:country="IT" fo:font-weight="normal" officeooo:rsid="0182154a"/>
    </style:style>
    <style:style style:name="T45" style:family="text">
      <style:text-properties fo:font-variant="normal" fo:text-transform="none" style:font-name="Times New Roman1" fo:font-size="16pt" fo:letter-spacing="normal" fo:language="it" fo:country="IT" fo:font-weight="normal" officeooo:rsid="01a50118"/>
    </style:style>
    <style:style style:name="T46" style:family="text">
      <style:text-properties fo:font-variant="normal" fo:text-transform="none" style:font-name="Times New Roman1" fo:letter-spacing="normal" fo:language="it" fo:country="IT" fo:font-style="normal" fo:font-weight="normal" officeooo:rsid="0071a7e1" style:font-style-asian="normal" style:font-style-complex="normal"/>
    </style:style>
    <style:style style:name="T47" style:family="text">
      <style:text-properties fo:font-variant="normal" fo:text-transform="none" style:font-name="Times New Roman1" fo:letter-spacing="normal" fo:language="it" fo:country="IT" fo:font-style="normal" fo:font-weight="normal" officeooo:rsid="00a84892" style:font-style-asian="normal" style:font-style-complex="normal"/>
    </style:style>
    <style:style style:name="T48" style:family="text">
      <style:text-properties fo:font-variant="normal" fo:text-transform="none" style:font-name="Times New Roman1" fo:letter-spacing="normal" fo:language="it" fo:country="IT" fo:font-style="normal" fo:font-weight="normal" officeooo:rsid="00378ee1" style:font-style-asian="normal" style:font-style-complex="normal"/>
    </style:style>
    <style:style style:name="T49" style:family="text">
      <style:text-properties fo:font-variant="normal" fo:text-transform="none" style:font-name="Times New Roman1" fo:letter-spacing="normal" fo:language="it" fo:country="IT" fo:font-style="normal" fo:font-weight="normal" officeooo:rsid="0038c0eb" style:font-style-asian="normal" style:font-style-complex="normal"/>
    </style:style>
    <style:style style:name="T50" style:family="text">
      <style:text-properties fo:font-variant="normal" fo:text-transform="none" style:font-name="Times New Roman1" fo:letter-spacing="normal" fo:language="it" fo:country="IT" fo:font-style="normal" fo:font-weight="normal" officeooo:rsid="007794e6" style:font-style-asian="normal" style:font-style-complex="normal"/>
    </style:style>
    <style:style style:name="T51" style:family="text">
      <style:text-properties fo:font-variant="normal" fo:text-transform="none" style:font-name="Times New Roman1" fo:letter-spacing="normal" fo:language="it" fo:country="IT" fo:font-style="normal" fo:font-weight="normal" officeooo:rsid="012beee4" style:font-style-asian="normal" style:font-style-complex="normal"/>
    </style:style>
    <style:style style:name="T52" style:family="text">
      <style:text-properties fo:font-variant="normal" fo:text-transform="none" style:font-name="Times New Roman1" fo:language="it" fo:country="IT" fo:font-style="normal" fo:font-weight="normal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variant="normal" fo:text-transform="none" style:font-name="Times New Roman1" fo:language="it" fo:country="IT" fo:font-style="normal" fo:font-weight="normal" officeooo:rsid="01b33252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variant="normal" fo:text-transform="none" style:font-name="Times New Roman1" fo:language="it" fo:country="IT" fo:font-style="normal" fo:font-weight="normal" officeooo:rsid="01b47eae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variant="normal" fo:text-transform="none" style:font-name="Times New Roman1" fo:language="it" fo:country="IT" fo:font-style="normal" officeooo:rsid="01adba1c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6" style:family="text">
      <style:text-properties fo:font-variant="normal" fo:text-transform="none" style:font-name="Times New Roman1" fo:language="it" fo:country="IT" fo:font-style="normal" officeooo:rsid="013f50cd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7" style:family="text">
      <style:text-properties fo:font-variant="normal" fo:text-transform="none" style:font-name="Times New Roman1" fo:language="it" fo:country="IT" fo:font-style="normal" officeooo:rsid="016d1814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8" style:family="text">
      <style:text-properties fo:font-variant="normal" fo:text-transform="none" style:font-name="Times New Roman1" fo:language="it" fo:country="IT" fo:font-style="normal" officeooo:rsid="0174763b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9" style:family="text">
      <style:text-properties fo:font-variant="normal" fo:text-transform="none" style:font-name="Times New Roman1" fo:language="it" fo:country="IT" fo:font-style="normal" officeooo:rsid="0192a307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60" style:family="text">
      <style:text-properties fo:font-variant="normal" fo:text-transform="none" style:font-name="Courier New" fo:font-size="16pt" fo:letter-spacing="normal" fo:language="it" fo:country="IT" fo:font-weight="bold" officeooo:rsid="00a26841"/>
    </style:style>
    <style:style style:name="T61" style:family="text">
      <style:text-properties fo:font-variant="normal" fo:text-transform="none" style:font-name="Courier New" fo:font-size="16pt" fo:letter-spacing="normal" fo:language="it" fo:country="IT" fo:font-style="normal" fo:font-weight="bold" officeooo:rsid="0073cb78" style:font-style-asian="normal" style:font-style-complex="normal"/>
    </style:style>
    <style:style style:name="T62" style:family="text">
      <style:text-properties fo:font-variant="normal" fo:text-transform="none" style:font-name="Courier New" fo:font-size="16pt" fo:letter-spacing="normal" fo:language="it" fo:country="IT" fo:font-style="normal" fo:font-weight="bold" officeooo:rsid="00a26841" style:font-style-asian="normal" style:font-style-complex="normal"/>
    </style:style>
    <style:style style:name="T63" style:family="text">
      <style:text-properties fo:font-variant="normal" fo:text-transform="none" style:font-name="Courier New" fo:font-size="16pt" fo:letter-spacing="normal" fo:language="it" fo:country="IT" fo:font-style="normal" fo:font-weight="bold" officeooo:rsid="019e49ea" style:font-style-asian="normal" style:font-style-complex="normal"/>
    </style:style>
    <style:style style:name="T64" style:family="text">
      <style:text-properties fo:font-variant="normal" fo:text-transform="none" style:font-name="Courier New" fo:font-size="16pt" fo:letter-spacing="normal" fo:language="it" fo:country="IT" fo:font-style="normal" fo:font-weight="bold" officeooo:rsid="01703948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65" style:family="text">
      <style:text-properties fo:font-variant="normal" fo:text-transform="none" style:font-name="Courier New" fo:letter-spacing="normal" fo:language="it" fo:country="IT" fo:font-style="normal" fo:font-weight="bold" officeooo:rsid="00a84892" style:font-style-asian="normal" style:font-style-complex="normal"/>
    </style:style>
    <style:style style:name="T66" style:family="text">
      <style:text-properties fo:font-variant="normal" fo:text-transform="none" style:font-name="Courier New" fo:letter-spacing="normal" fo:language="it" fo:country="IT" fo:font-style="normal" fo:font-weight="bold" officeooo:rsid="0073cb78" style:font-style-asian="normal" style:font-style-complex="normal"/>
    </style:style>
    <style:style style:name="T67" style:family="text">
      <style:text-properties fo:font-variant="normal" fo:text-transform="none" style:font-name="Courier New" fo:letter-spacing="normal" fo:language="it" fo:country="IT" fo:font-style="normal" fo:font-weight="bold" officeooo:rsid="010582ca" style:font-style-asian="normal" style:font-style-complex="normal"/>
    </style:style>
    <style:style style:name="T68" style:family="text">
      <style:text-properties fo:font-variant="normal" fo:text-transform="none" style:font-name="Courier New" fo:letter-spacing="normal" fo:language="it" fo:country="IT" fo:font-style="normal" fo:font-weight="bold" officeooo:rsid="016ebed5" style:font-style-asian="normal" style:font-style-complex="normal"/>
    </style:style>
    <style:style style:name="T69" style:family="text">
      <style:text-properties fo:font-variant="normal" fo:text-transform="none" style:font-name="Courier New" fo:letter-spacing="normal" fo:language="it" fo:country="IT" fo:font-style="normal" fo:font-weight="bold" officeooo:rsid="019e49ea" style:font-style-asian="normal" style:font-style-complex="normal"/>
    </style:style>
    <style:style style:name="T7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/>
    </style:style>
    <style:style style:name="T7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2ae0f6" style:font-style-asian="normal" style:font-style-complex="normal"/>
    </style:style>
    <style:style style:name="T7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6d0843" style:font-style-asian="normal" style:font-style-complex="normal"/>
    </style:style>
    <style:style style:name="T7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84892" style:font-style-asian="normal" style:font-style-complex="normal"/>
    </style:style>
    <style:style style:name="T7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e08e4b" style:font-style-asian="normal" style:font-style-complex="normal"/>
    </style:style>
    <style:style style:name="T7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480c2" style:font-style-asian="normal" style:font-style-complex="normal"/>
    </style:style>
    <style:style style:name="T7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e75a70" style:font-style-asian="normal" style:font-style-complex="normal"/>
    </style:style>
    <style:style style:name="T7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f0c1ad" style:font-style-asian="normal" style:font-style-complex="normal"/>
    </style:style>
    <style:style style:name="T7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582ca" style:font-style-asian="normal" style:font-style-complex="normal"/>
    </style:style>
    <style:style style:name="T7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7b60c" style:font-style-asian="normal" style:font-style-complex="normal"/>
    </style:style>
    <style:style style:name="T8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fc089" style:font-style-asian="normal" style:font-style-complex="normal"/>
    </style:style>
    <style:style style:name="T8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3a782d" style:font-style-asian="normal" style:font-style-complex="normal"/>
    </style:style>
    <style:style style:name="T8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56e152" style:font-style-asian="normal" style:font-style-complex="normal"/>
    </style:style>
    <style:style style:name="T8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6ebed5" style:font-style-asian="normal" style:font-style-complex="normal"/>
    </style:style>
    <style:style style:name="T8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style-asian="normal" style:font-style-complex="normal"/>
    </style:style>
    <style:style style:name="T8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2154a" style:font-style-asian="normal" style:font-style-complex="normal"/>
    </style:style>
    <style:style style:name="T8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d82c5" style:font-style-asian="normal" style:font-style-complex="normal"/>
    </style:style>
    <style:style style:name="T8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 style:font-style-asian="normal" style:font-style-complex="normal"/>
    </style:style>
    <style:style style:name="T8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3ae289"/>
    </style:style>
    <style:style style:name="T8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1f4e84"/>
    </style:style>
    <style:style style:name="T9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7e78a6"/>
    </style:style>
    <style:style style:name="T9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7e8190"/>
    </style:style>
    <style:style style:name="T9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03b01"/>
    </style:style>
    <style:style style:name="T9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1213c"/>
    </style:style>
    <style:style style:name="T9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52b82"/>
    </style:style>
    <style:style style:name="T9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7fcd4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9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d27e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9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81cf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9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7ae8ce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9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f0c1ad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ea9d8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443b4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2191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d82c5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75df6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0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af6c3"/>
    </style:style>
    <style:style style:name="T10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d852cd" fo:background-color="transparent" loext:char-shading-value="0"/>
    </style:style>
    <style:style style:name="T10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5e6ea6" fo:background-color="transparent" loext:char-shading-value="0"/>
    </style:style>
    <style:style style:name="T11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5e9d93" fo:background-color="transparent" loext:char-shading-value="0"/>
    </style:style>
    <style:style style:name="T11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6978da" fo:background-color="transparent" loext:char-shading-value="0"/>
    </style:style>
    <style:style style:name="T11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6062a2" fo:background-color="transparent" loext:char-shading-value="0"/>
    </style:style>
    <style:style style:name="T11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aa081a" fo:background-color="transparent" loext:char-shading-value="0"/>
    </style:style>
    <style:style style:name="T11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bdba07" fo:background-color="transparent" loext:char-shading-value="0"/>
    </style:style>
    <style:style style:name="T11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1213c" fo:background-color="transparent" loext:char-shading-value="0"/>
    </style:style>
    <style:style style:name="T11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1213c" fo:background-color="transparent" loext:char-shading-value="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1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78565f" fo:background-color="transparent" loext:char-shading-value="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1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8723d8" fo:background-color="transparent" loext:char-shading-value="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1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5e9d93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2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e9826d" fo:background-color="transparent" loext:char-shading-value="0"/>
    </style:style>
    <style:style style:name="T12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132b57" fo:background-color="transparent" loext:char-shading-value="0"/>
    </style:style>
    <style:style style:name="T12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9204d" fo:background-color="transparent" loext:char-shading-value="0"/>
    </style:style>
    <style:style style:name="T12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4b0639" fo:background-color="transparent" loext:char-shading-value="0"/>
    </style:style>
    <style:style style:name="T12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35ef9" fo:background-color="transparent" loext:char-shading-value="0"/>
    </style:style>
    <style:style style:name="T12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f1328" fo:background-color="transparent" loext:char-shading-value="0"/>
    </style:style>
    <style:style style:name="T12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c7fcd4" style:font-size-asian="12pt" style:language-asian="zxx" style:country-asian="none" style:font-size-complex="12pt" style:language-complex="ar" style:country-complex="SA"/>
    </style:style>
    <style:style style:name="T12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ea9d8" style:font-size-asian="12pt" style:language-asian="zxx" style:country-asian="none" style:font-size-complex="12pt" style:language-complex="ar" style:country-complex="SA"/>
    </style:style>
    <style:style style:name="T12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size-asian="12pt" style:language-asian="zxx" style:country-asian="none" style:font-size-complex="12pt" style:language-complex="ar" style:country-complex="SA"/>
    </style:style>
    <style:style style:name="T12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2191a" style:font-size-asian="12pt" style:language-asian="zxx" style:country-asian="none" style:font-size-complex="12pt" style:language-complex="ar" style:country-complex="SA"/>
    </style:style>
    <style:style style:name="T13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f0c1ad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823c3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fef89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cc4f9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2fc089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6ebed5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2154a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d82c5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3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75df6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a09ffc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14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e9826d"/>
    </style:style>
    <style:style style:name="T14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2dd60a"/>
    </style:style>
    <style:style style:name="T14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6d0843"/>
    </style:style>
    <style:style style:name="T14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32ad83"/>
    </style:style>
    <style:style style:name="T14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0303c66"/>
    </style:style>
    <style:style style:name="T14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06dd89"/>
    </style:style>
    <style:style style:name="T14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1227d9"/>
    </style:style>
    <style:style style:name="T14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1660f8"/>
    </style:style>
    <style:style style:name="T15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45ef22"/>
    </style:style>
    <style:style style:name="T15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5db2cb"/>
    </style:style>
    <style:style style:name="T15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/>
    </style:style>
    <style:style style:name="T15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03948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5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2154a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5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d82c5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5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75df6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5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58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a09ffc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159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72191a"/>
    </style:style>
    <style:style style:name="T160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2154a"/>
    </style:style>
    <style:style style:name="T161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8f1328"/>
    </style:style>
    <style:style style:name="T162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49ea"/>
    </style:style>
    <style:style style:name="T163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9e999f"/>
    </style:style>
    <style:style style:name="T164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normal" officeooo:rsid="01a3a19c"/>
    </style:style>
    <style:style style:name="T165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bold" officeooo:rsid="00ca4f3a" style:font-weight-asian="bold" style:font-weight-complex="bold"/>
    </style:style>
    <style:style style:name="T166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bold" officeooo:rsid="018bef89" style:font-weight-asian="bold" style:font-weight-complex="bold"/>
    </style:style>
    <style:style style:name="T167" style:family="text">
      <style:text-properties fo:font-variant="normal" fo:text-transform="none" style:use-window-font-color="true" style:font-name="Times New Roman1" fo:font-size="16pt" fo:letter-spacing="normal" fo:language="it" fo:country="IT" fo:font-style="normal" fo:font-weight="bold" officeooo:rsid="018d82c5" style:font-weight-asian="bold" style:font-weight-complex="bold"/>
    </style:style>
    <style:style style:name="T168" style:family="text">
      <style:text-properties fo:font-variant="normal" fo:text-transform="none" style:use-window-font-color="true" style:font-name="Times New Roman1" fo:font-size="16pt" fo:letter-spacing="normal" fo:language="it" fo:country="IT" fo:font-style="italic" fo:font-weight="normal" officeooo:rsid="015db2cb" style:font-style-asian="italic" style:font-style-complex="italic"/>
    </style:style>
    <style:style style:name="T169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53ea63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0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5c39f2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1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ca4f3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2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e9826d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3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f3c7a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4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169b0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5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245bec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6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2e42f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7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2f285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8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34608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79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40f431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0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0e9a3d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1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3cfb1c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2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45ef22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3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4c9b31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4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4e2a02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5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559a67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6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72191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7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755f4b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8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835ef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89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975df6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0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9e49e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1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9e999f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2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975df6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93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3a554a" fo:background-color="#ffffff" loext:char-shading-value="0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194" style:family="text">
      <style:text-properties fo:font-variant="normal" fo:text-transform="none" style:use-window-font-color="true" style:font-name="Times New Roman1" fo:font-size="16pt" fo:language="it" fo:country="IT" fo:font-style="normal" fo:font-weight="normal" officeooo:rsid="013f50cd" fo:background-color="#ffffff" loext:char-shading-value="0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195" style:family="text">
      <style:text-properties fo:font-variant="normal" fo:text-transform="none" style:use-window-font-color="true" style:font-name="Times New Roman1" fo:font-size="16pt" fo:language="it" fo:country="IT" fo:font-style="normal" fo:font-weight="bold" officeooo:rsid="00ca4f3a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96" style:family="text">
      <style:text-properties fo:font-variant="normal" fo:text-transform="none" style:use-window-font-color="true" style:font-name="Times New Roman1" fo:font-size="16pt" fo:language="it" fo:country="IT" fo:font-style="normal" fo:font-weight="bold" officeooo:rsid="00e75a7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97" style:family="text">
      <style:text-properties fo:font-variant="normal" fo:text-transform="none" style:use-window-font-color="true" style:font-name="Times New Roman1" fo:font-size="16pt" fo:language="it" fo:country="IT" fo:font-style="normal" fo:font-weight="bold" officeooo:rsid="018bef89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198" style:family="text">
      <style:text-properties fo:font-variant="normal" fo:text-transform="none" style:use-window-font-color="true" style:font-name="Times New Roman1" fo:font-size="16pt" fo:language="it" fo:country="IT" fo:font-style="normal" style:text-underline-style="solid" style:text-underline-width="auto" style:text-underline-color="font-color" fo:font-weight="normal" officeooo:rsid="012f285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199" style:family="text">
      <style:text-properties fo:font-variant="normal" fo:text-transform="none" style:use-window-font-color="true" style:font-name="Times New Roman1" fo:font-size="16pt" fo:language="it" fo:country="IT" fo:font-style="italic" fo:font-weight="normal" officeooo:rsid="013f50cd" fo:background-color="#ffffff" loext:char-shading-value="0" style:font-name-asian="Times New Roman1" style:font-size-asian="12pt" style:language-asian="zxx" style:country-asian="none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200" style:family="text">
      <style:text-properties fo:font-variant="normal" fo:text-transform="none" style:use-window-font-color="true" style:font-name="Times New Roman1" fo:font-size="16pt" fo:font-style="normal" fo:font-weight="normal" fo:background-color="transparent" loext:char-shading-value="0"/>
    </style:style>
    <style:style style:name="T201" style:family="text">
      <style:text-properties fo:font-variant="normal" fo:text-transform="none" style:use-window-font-color="true" style:font-name="Times New Roman1" fo:font-size="16pt" fo:font-style="normal" fo:font-weight="normal" officeooo:rsid="013a554a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02" style:family="text">
      <style:text-properties fo:font-variant="normal" fo:text-transform="none" style:use-window-font-color="true" style:font-name="Times New Roman1" fo:font-size="16pt" fo:font-style="normal" fo:font-weight="normal" officeooo:rsid="00b2f90e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03" style:family="text">
      <style:text-properties fo:font-variant="normal" fo:text-transform="none" style:use-window-font-color="true" style:font-name="Times New Roman1" fo:font-size="16pt" fo:font-style="normal" fo:font-weight="normal" officeooo:rsid="013d7b12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04" style:family="text">
      <style:text-properties fo:font-variant="normal" fo:text-transform="none" style:use-window-font-color="true" style:font-name="Times New Roman1" fo:font-size="16pt" fo:font-style="normal" fo:font-weight="normal" officeooo:rsid="013f50cd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05" style:family="text">
      <style:text-properties fo:font-variant="normal" fo:text-transform="none" style:use-window-font-color="true" style:font-name="Times New Roman1" fo:font-style="normal" fo:font-weight="normal" officeooo:rsid="0016bd74"/>
    </style:style>
    <style:style style:name="T206" style:family="text">
      <style:text-properties fo:font-variant="normal" fo:text-transform="none" style:use-window-font-color="true" style:font-name="Times New Roman1" fo:font-style="normal" fo:font-weight="normal" officeooo:rsid="015c9504" style:font-style-asian="normal" style:font-style-complex="normal"/>
    </style:style>
    <style:style style:name="T207" style:family="text">
      <style:text-properties fo:font-variant="normal" fo:text-transform="none" style:use-window-font-color="true" style:font-name="Times New Roman1" fo:font-style="normal" fo:font-weight="normal" officeooo:rsid="01916f96" style:font-style-asian="normal" style:font-style-complex="normal"/>
    </style:style>
    <style:style style:name="T208" style:family="text">
      <style:text-properties fo:font-variant="normal" fo:text-transform="none" style:use-window-font-color="true" style:font-name="Times New Roman1" fo:font-style="normal" fo:font-weight="normal" officeooo:rsid="0174763b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09" style:family="text">
      <style:text-properties fo:font-variant="normal" fo:text-transform="none" style:use-window-font-color="true" style:font-name="Times New Roman1" fo:font-style="normal" fo:font-weight="normal" officeooo:rsid="004dfd54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10" style:family="text">
      <style:text-properties fo:font-variant="normal" fo:text-transform="none" style:use-window-font-color="true" style:font-name="Times New Roman1" fo:font-style="italic" fo:font-weight="normal" officeooo:rsid="016d1814" style:font-style-asian="italic" style:font-style-complex="italic"/>
    </style:style>
    <style:style style:name="T211" style:family="text">
      <style:text-properties fo:font-variant="normal" fo:text-transform="none" style:use-window-font-color="true" style:font-name="Times New Roman1" fo:language="it" fo:country="IT" fo:font-style="normal" fo:font-weight="normal" officeooo:rsid="0174763b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12" style:family="text">
      <style:text-properties fo:font-variant="normal" fo:text-transform="none" style:use-window-font-color="true" style:font-name="Times New Roman1" fo:language="it" fo:country="IT" fo:font-style="normal" fo:font-weight="normal" officeooo:rsid="0123e00e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13" style:family="text">
      <style:text-properties fo:font-variant="normal" fo:text-transform="none" style:use-window-font-color="true" style:font-name="Times New Roman1" fo:language="it" fo:country="IT" fo:font-style="normal" fo:font-weight="normal" officeooo:rsid="00f780bd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14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2ae0f6" style:font-style-asian="normal" style:font-style-complex="normal"/>
    </style:style>
    <style:style style:name="T215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0582ca" style:font-style-asian="normal" style:font-style-complex="normal"/>
    </style:style>
    <style:style style:name="T216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6ebed5" style:font-style-asian="normal" style:font-style-complex="normal"/>
    </style:style>
    <style:style style:name="T217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03948" style:font-style-asian="normal" style:font-style-complex="normal"/>
    </style:style>
    <style:style style:name="T218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style:font-style-asian="normal" style:font-style-complex="normal"/>
    </style:style>
    <style:style style:name="T219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999f" style:font-style-asian="normal" style:font-style-complex="normal"/>
    </style:style>
    <style:style style:name="T220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3c0aa5"/>
    </style:style>
    <style:style style:name="T221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c7fcd4" style:font-size-asian="12pt" style:language-asian="zxx" style:country-asian="none" style:font-size-complex="12pt" style:language-complex="ar" style:country-complex="SA"/>
    </style:style>
    <style:style style:name="T222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03948" style:font-size-asian="12pt" style:language-asian="zxx" style:country-asian="none" style:font-size-complex="12pt" style:language-complex="ar" style:country-complex="SA"/>
    </style:style>
    <style:style style:name="T223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82154a" style:font-size-asian="12pt" style:language-asian="zxx" style:country-asian="none" style:font-size-complex="12pt" style:language-complex="ar" style:country-complex="SA"/>
    </style:style>
    <style:style style:name="T224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bdba07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25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06dd89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26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0823c3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27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6ebed5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28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82154a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29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30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af7dd6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31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c970b9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32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2191a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33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34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1227d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35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2191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36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37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a01d6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38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803b01"/>
    </style:style>
    <style:style style:name="T239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82ef68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0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02cecc7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1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2191a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2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3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a09ffc" fo:background-color="transparent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44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82154a" fo:background-color="transparent" loext:char-shading-value="0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45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1227d9"/>
    </style:style>
    <style:style style:name="T246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72191a"/>
    </style:style>
    <style:style style:name="T247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82154a"/>
    </style:style>
    <style:style style:name="T248" style:family="text">
      <style:text-properties fo:font-variant="normal" fo:text-transform="none" style:use-window-font-color="true" style:font-name="Courier New" fo:font-size="16pt" fo:letter-spacing="normal" fo:language="it" fo:country="IT" fo:font-style="normal" fo:font-weight="bold" officeooo:rsid="019e49ea"/>
    </style:style>
    <style:style style:name="T249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0e8543b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50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173ecf3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51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1835ef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52" style:family="text">
      <style:text-properties fo:font-variant="normal" fo:text-transform="none" style:use-window-font-color="true" style:font-name="Courier New" fo:font-size="16pt" fo:language="it" fo:country="IT" fo:font-style="normal" fo:font-weight="bold" officeooo:rsid="01a3a19c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253" style:family="text">
      <style:text-properties fo:font-variant="normal" fo:text-transform="none" style:use-window-font-color="true" style:font-name="Courier New" fo:font-size="16pt" fo:font-style="normal" fo:font-weight="bold" fo:background-color="transparent" loext:char-shading-value="0"/>
    </style:style>
    <style:style style:name="T254" style:family="text">
      <style:text-properties fo:font-variant="normal" fo:text-transform="none" style:use-window-font-color="true" style:font-name="Courier New" fo:font-size="16pt" fo:font-style="normal" fo:font-weight="bold" officeooo:rsid="0049d29b" fo:background-color="transparent" loext:char-shading-value="0"/>
    </style:style>
    <style:style style:name="T255" style:family="text">
      <style:text-properties fo:font-variant="normal" fo:text-transform="none" style:use-window-font-color="true" style:font-name="Courier New" fo:font-size="16pt" fo:font-style="normal" fo:font-weight="bold" officeooo:rsid="003c0aa5" fo:background-color="transparent" loext:char-shading-value="0"/>
    </style:style>
    <style:style style:name="T256" style:family="text">
      <style:text-properties fo:font-variant="normal" fo:text-transform="none" style:use-window-font-color="true" style:font-name="Courier New" fo:font-size="16pt" fo:font-style="normal" fo:font-weight="bold" officeooo:rsid="019e49ea" fo:background-color="transparent" loext:char-shading-value="0"/>
    </style:style>
    <style:style style:name="T257" style:family="text">
      <style:text-properties fo:font-variant="normal" fo:text-transform="none" style:use-window-font-color="true" style:font-name="Courier New" fo:font-size="16pt" fo:font-style="normal" fo:font-weight="bold" officeooo:rsid="019f6938" fo:background-color="transparent" loext:char-shading-value="0"/>
    </style:style>
    <style:style style:name="T258" style:family="text">
      <style:text-properties fo:font-variant="normal" fo:text-transform="none" style:use-window-font-color="true" style:font-name="Courier New" fo:language="it" fo:country="IT" fo:font-style="normal" fo:font-weight="bold" officeooo:rsid="0174763b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59" style:family="text">
      <style:text-properties fo:font-variant="normal" fo:text-transform="none" style:use-window-font-color="true" style:font-name="Courier New" fo:language="it" fo:country="IT" fo:font-style="normal" fo:font-weight="bold" officeooo:rsid="00418113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60" style:family="text">
      <style:text-properties fo:font-variant="normal" fo:text-transform="none" style:use-window-font-color="true" style:font-name="Courier New" fo:language="it" fo:country="IT" fo:font-style="normal" fo:font-weight="bold" officeooo:rsid="01748108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61" style:family="text">
      <style:text-properties fo:font-variant="normal" fo:text-transform="none" style:use-window-font-color="true" style:font-name="Courier New" fo:language="it" fo:country="IT" fo:font-style="normal" fo:font-weight="bold" officeooo:rsid="01a8aa19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62" style:family="text">
      <style:text-properties fo:font-variant="normal" fo:text-transform="none" style:use-window-font-color="true" style:font-name="Courier New" fo:language="it" fo:country="IT" fo:font-style="normal" fo:font-weight="bold" officeooo:rsid="0165610c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63" style:family="text">
      <style:text-properties fo:font-variant="normal" fo:text-transform="none" style:use-window-font-color="true" style:font-name="Courier New" fo:language="it" fo:country="IT" fo:font-style="normal" fo:font-weight="bold" officeooo:rsid="01a01d69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64" style:family="text">
      <style:text-properties fo:font-variant="normal" fo:text-transform="none" style:use-window-font-color="true" style:font-name="Courier New" fo:language="it" fo:country="IT" fo:font-style="normal" fo:font-weight="bold" officeooo:rsid="0173ecf3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65" style:family="text">
      <style:text-properties fo:font-variant="normal" fo:text-transform="none" style:use-window-font-color="true" style:font-name="Courier New" fo:language="it" fo:country="IT" fo:font-style="normal" fo:font-weight="bold" officeooo:rsid="00283f89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66" style:family="text">
      <style:text-properties fo:font-variant="normal" fo:text-transform="none" style:use-window-font-color="true" style:font-name="Courier New" fo:language="it" fo:country="IT" fo:font-style="normal" style:text-underline-style="none" fo:font-weight="bold" officeooo:rsid="019e49ea" style:font-name-asian="Times New Roman1" style:font-size-asian="12pt" style:language-asian="zxx" style:country-asian="none" style:font-style-asian="normal" style:font-name-complex="Times New Roman1" style:font-size-complex="12pt" style:language-complex="ar" style:country-complex="SA" style:font-style-complex="normal"/>
    </style:style>
    <style:style style:name="T267" style:family="text">
      <style:text-properties fo:font-variant="normal" fo:text-transform="none" style:use-window-font-color="true" style:font-name="Courier New" fo:letter-spacing="normal" fo:language="it" fo:country="IT" fo:font-style="normal" fo:font-weight="bold" officeooo:rsid="003f923d" style:font-size-asian="12pt" style:language-asian="zxx" style:country-asian="none" style:font-style-asian="normal" style:font-size-complex="12pt" style:language-complex="ar" style:country-complex="SA" style:font-style-complex="normal"/>
    </style:style>
    <style:style style:name="T268" style:family="text">
      <style:text-properties fo:font-variant="normal" fo:text-transform="none" style:use-window-font-color="true" fo:font-size="16pt"/>
    </style:style>
    <style:style style:name="T269" style:family="text">
      <style:text-properties fo:font-variant="normal" fo:text-transform="none" style:use-window-font-color="true" fo:font-size="16pt" fo:font-style="normal" fo:font-weight="normal"/>
    </style:style>
    <style:style style:name="T270" style:family="text">
      <style:text-properties fo:font-variant="normal" fo:text-transform="none" style:use-window-font-color="true" fo:font-size="16pt" fo:font-style="normal" fo:font-weight="normal" officeooo:rsid="00eb2afe"/>
    </style:style>
    <style:style style:name="T271" style:family="text">
      <style:text-properties fo:font-variant="normal" fo:text-transform="none" style:use-window-font-color="true" fo:font-size="16pt" fo:background-color="transparent" loext:char-shading-value="0"/>
    </style:style>
    <style:style style:name="T272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05c39f2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73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087fc05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74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173ecf3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75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1793289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76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17ca49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77" style:family="text">
      <style:text-properties fo:font-variant="normal" fo:text-transform="none" style:use-window-font-color="true" style:font-name="Courier New1" fo:font-size="16pt" fo:language="it" fo:country="IT" fo:font-style="normal" fo:font-weight="bold" officeooo:rsid="019e999f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T278" style:family="text">
      <style:text-properties fo:font-variant="normal" fo:text-transform="none" style:use-window-font-color="true" style:font-name="Times New Roman" fo:font-size="16pt" fo:letter-spacing="normal" fo:language="it" fo:country="IT" fo:font-style="normal" fo:font-weight="normal" officeooo:rsid="00c970b9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79" style:family="text">
      <style:text-properties fo:font-variant="normal" fo:text-transform="none" fo:color="#000000" style:font-name="Times New Roman1" fo:font-size="16pt" fo:letter-spacing="normal" fo:language="it" fo:country="IT" fo:font-style="normal" fo:font-weight="normal" officeooo:rsid="01118535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280" style:family="text">
      <style:text-properties fo:font-variant="normal" fo:text-transform="none" fo:color="#000000" style:font-name="Times New Roman1" fo:font-size="16pt" fo:letter-spacing="normal" fo:language="it" fo:country="IT" fo:font-style="normal" fo:font-weight="normal" officeooo:rsid="0131bddb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281" style:family="text">
      <style:text-properties fo:font-variant="normal" fo:text-transform="none" fo:color="#000000" style:font-name="Times New Roman1" fo:font-size="16pt" fo:letter-spacing="normal" fo:language="it" fo:country="IT" fo:font-style="normal" fo:font-weight="normal" officeooo:rsid="01703948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282" style:family="text">
      <style:text-properties fo:font-variant="normal" fo:text-transform="none" fo:color="#000000" style:font-name="Times New Roman1" fo:font-size="16pt" fo:letter-spacing="normal" fo:language="it" fo:country="IT" fo:font-style="normal" fo:font-weight="normal" officeooo:rsid="018d82c5" style:font-size-asian="16pt" style:language-asian="zxx" style:country-asian="none" style:font-style-asian="normal" style:font-size-complex="16pt" style:language-complex="ar" style:country-complex="SA" style:font-style-complex="normal"/>
    </style:style>
    <style:style style:name="T283" style:family="text">
      <style:text-properties fo:font-variant="normal" fo:text-transform="none" style:font-name="Courier New1" fo:language="it" fo:country="IT" fo:font-style="normal" officeooo:rsid="01b33252" style:font-name-asian="Times New Roman1" style:language-asian="zxx" style:country-asian="none" style:font-name-complex="Times New Roman1" style:language-complex="ar" style:country-complex="SA"/>
    </style:style>
    <style:style style:name="T284" style:family="text">
      <style:text-properties fo:font-variant="normal" fo:text-transform="none" style:font-name="Monospace" fo:language="it" fo:country="IT" fo:font-style="normal" fo:font-weight="normal" officeooo:rsid="01b33252" fo:background-color="#e8f2fe" loext:char-shading-value="0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285" style:family="text">
      <style:text-properties fo:font-weight="bold"/>
    </style:style>
    <style:style style:name="T286" style:family="text">
      <style:text-properties fo:font-weight="bold" officeooo:rsid="015c9504"/>
    </style:style>
    <style:style style:name="T287" style:family="text">
      <style:text-properties fo:font-weight="bold" officeooo:rsid="016314a0"/>
    </style:style>
    <style:style style:name="T288" style:family="text">
      <style:text-properties fo:font-weight="bold" officeooo:rsid="01b19181"/>
    </style:style>
    <style:style style:name="T289" style:family="text">
      <style:text-properties style:font-name="Courier New" fo:language="it" fo:country="IT" fo:font-weight="bold" officeooo:rsid="003c0aa5" style:font-weight-asian="normal" style:font-weight-complex="normal"/>
    </style:style>
    <style:style style:name="T290" style:family="text">
      <style:text-properties style:font-name="Courier New" fo:language="it" fo:country="IT" fo:font-weight="bold" officeooo:rsid="019e49ea" style:font-weight-asian="normal" style:font-weight-complex="normal"/>
    </style:style>
    <style:style style:name="T291" style:family="text">
      <style:text-properties style:font-name="Courier New" fo:font-weight="bold" officeooo:rsid="0182154a"/>
    </style:style>
    <style:style style:name="T292" style:family="text">
      <style:text-properties fo:language="it" fo:country="IT" officeooo:rsid="0049d29b" style:font-weight-asian="normal" style:font-weight-complex="normal"/>
    </style:style>
    <style:style style:name="T293" style:family="text">
      <style:text-properties fo:language="it" fo:country="IT" officeooo:rsid="01201f37" style:font-weight-asian="normal" style:font-weight-complex="normal"/>
    </style:style>
    <style:style style:name="T294" style:family="text">
      <style:text-properties fo:language="it" fo:country="IT" officeooo:rsid="00b2f90e" style:font-weight-asian="normal" style:font-weight-complex="normal"/>
    </style:style>
    <style:style style:name="T295" style:family="text">
      <style:text-properties style:use-window-font-color="true" fo:font-size="16pt"/>
    </style:style>
    <style:style style:name="T296" style:family="text">
      <style:text-properties style:use-window-font-color="true" fo:font-size="16pt" fo:language="it" fo:country="IT"/>
    </style:style>
    <style:style style:name="T297" style:family="text">
      <style:text-properties style:use-window-font-color="true" fo:font-size="16pt" fo:language="it" fo:country="IT" officeooo:rsid="0049d29b"/>
    </style:style>
    <style:style style:name="T298" style:family="text">
      <style:text-properties style:use-window-font-color="true" fo:font-size="16pt" fo:language="it" fo:country="IT" officeooo:rsid="003c0aa5"/>
    </style:style>
    <style:style style:name="T299" style:family="text">
      <style:text-properties style:use-window-font-color="true" fo:font-size="16pt" fo:language="it" fo:country="IT" officeooo:rsid="004ba717"/>
    </style:style>
    <style:style style:name="T300" style:family="text">
      <style:text-properties style:use-window-font-color="true" fo:font-size="16pt" fo:language="it" fo:country="IT" officeooo:rsid="00cbd2ef"/>
    </style:style>
    <style:style style:name="T301" style:family="text">
      <style:text-properties style:use-window-font-color="true" fo:font-size="16pt" fo:language="it" fo:country="IT" officeooo:rsid="00eb2afe"/>
    </style:style>
    <style:style style:name="T302" style:family="text">
      <style:text-properties style:use-window-font-color="true" fo:font-size="16pt" fo:language="it" fo:country="IT" officeooo:rsid="01169b09"/>
    </style:style>
    <style:style style:name="T303" style:family="text">
      <style:text-properties style:use-window-font-color="true" fo:font-size="16pt" fo:language="it" fo:country="IT" officeooo:rsid="01346089"/>
    </style:style>
    <style:style style:name="T304" style:family="text">
      <style:text-properties style:use-window-font-color="true" fo:font-size="16pt" fo:language="it" fo:country="IT" officeooo:rsid="01389da9"/>
    </style:style>
    <style:style style:name="T305" style:family="text">
      <style:text-properties style:use-window-font-color="true" fo:font-size="16pt" fo:language="it" fo:country="IT" officeooo:rsid="0145ef22"/>
    </style:style>
    <style:style style:name="T306" style:family="text">
      <style:text-properties style:use-window-font-color="true" fo:font-size="16pt" fo:language="it" fo:country="IT" officeooo:rsid="0165c8cb"/>
    </style:style>
    <style:style style:name="T307" style:family="text">
      <style:text-properties style:use-window-font-color="true" fo:font-size="16pt" fo:language="it" fo:country="IT" officeooo:rsid="0173ecf3"/>
    </style:style>
    <style:style style:name="T308" style:family="text">
      <style:text-properties style:use-window-font-color="true" fo:font-size="16pt" fo:language="it" fo:country="IT" style:text-underline-style="solid" style:text-underline-width="auto" style:text-underline-color="font-color" officeooo:rsid="01835ef9"/>
    </style:style>
    <style:style style:name="T309" style:family="text">
      <style:text-properties style:use-window-font-color="true" fo:font-size="16pt" fo:language="it" fo:country="IT" style:text-underline-style="solid" style:text-underline-width="auto" style:text-underline-color="font-color" officeooo:rsid="01389da9"/>
    </style:style>
    <style:style style:name="T310" style:family="text">
      <style:text-properties style:use-window-font-color="true" fo:font-size="16pt" fo:language="it" fo:country="IT" officeooo:rsid="01902ed8"/>
    </style:style>
    <style:style style:name="T311" style:family="text">
      <style:text-properties style:use-window-font-color="true" fo:font-size="16pt" fo:language="it" fo:country="IT" officeooo:rsid="019e999f"/>
    </style:style>
    <style:style style:name="T312" style:family="text">
      <style:text-properties style:use-window-font-color="true" fo:font-size="16pt" fo:language="it" fo:country="IT" officeooo:rsid="01a6c405"/>
    </style:style>
    <style:style style:name="T313" style:family="text">
      <style:text-properties style:use-window-font-color="true" fo:font-size="16pt" fo:language="it" fo:country="IT" officeooo:rsid="01a90768"/>
    </style:style>
    <style:style style:name="T314" style:family="text">
      <style:text-properties style:use-window-font-color="true" fo:font-size="16pt" fo:language="it" fo:country="IT" officeooo:rsid="01a98199"/>
    </style:style>
    <style:style style:name="T315" style:family="text">
      <style:text-properties style:use-window-font-color="true" style:font-name="Courier New" fo:font-size="16pt" fo:language="it" fo:country="IT" fo:font-weight="bold"/>
    </style:style>
    <style:style style:name="T316" style:family="text">
      <style:text-properties style:use-window-font-color="true" style:font-name="Courier New" fo:font-size="16pt" fo:language="it" fo:country="IT" fo:font-weight="bold" officeooo:rsid="00283f89"/>
    </style:style>
    <style:style style:name="T317" style:family="text">
      <style:text-properties style:use-window-font-color="true" style:font-name="Courier New" fo:font-size="16pt" fo:language="it" fo:country="IT" fo:font-weight="bold" officeooo:rsid="0049d29b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18" style:family="text">
      <style:text-properties style:use-window-font-color="true" style:font-name="Courier New" fo:font-size="16pt" fo:language="it" fo:country="IT" fo:font-weight="bold" officeooo:rsid="00cbd2ef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19" style:family="text">
      <style:text-properties style:use-window-font-color="true" style:font-name="Courier New" fo:font-size="16pt" fo:language="it" fo:country="IT" fo:font-weight="bold" officeooo:rsid="0173ecf3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20" style:family="text">
      <style:text-properties style:use-window-font-color="true" style:font-name="Courier New" fo:font-size="16pt" fo:language="it" fo:country="IT" fo:font-weight="bold" officeooo:rsid="019e49e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21" style:family="text">
      <style:text-properties style:use-window-font-color="true" style:font-name="Courier New" fo:font-size="16pt" fo:language="it" fo:country="IT" fo:font-weight="bold" officeooo:rsid="01a01d69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22" style:family="text">
      <style:text-properties style:use-window-font-color="true" style:font-name="Courier New" fo:font-size="16pt" fo:language="it" fo:country="IT" fo:font-weight="bold" officeooo:rsid="01229594"/>
    </style:style>
    <style:style style:name="T323" style:family="text">
      <style:text-properties style:use-window-font-color="true" style:font-name="Courier New" fo:font-size="16pt" fo:language="it" fo:country="IT" fo:font-weight="bold" officeooo:rsid="0165610c"/>
    </style:style>
    <style:style style:name="T324" style:family="text">
      <style:text-properties style:use-window-font-color="true" style:font-name="Courier New" fo:font-size="16pt" fo:language="it" fo:country="IT" fo:font-weight="bold" officeooo:rsid="0173ecf3"/>
    </style:style>
    <style:style style:name="T325" style:family="text">
      <style:text-properties style:use-window-font-color="true" style:font-name="Courier New" fo:font-size="16pt" fo:language="it" fo:country="IT" fo:font-weight="bold" officeooo:rsid="01a01d69"/>
    </style:style>
    <style:style style:name="T326" style:family="text">
      <style:text-properties style:use-window-font-color="true" style:font-name="Courier New" fo:font-size="16pt" fo:language="it" fo:country="IT" fo:font-weight="bold" officeooo:rsid="019e999f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27" style:family="text">
      <style:text-properties style:use-window-font-color="true" style:font-name="Courier New" fo:font-size="16pt" fo:language="it" fo:country="IT" fo:font-weight="bold" officeooo:rsid="0174763b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28" style:family="text">
      <style:text-properties style:use-window-font-color="true" style:font-name="Courier New" fo:font-size="16pt" fo:language="it" fo:country="IT" fo:font-weight="bold" officeooo:rsid="018bef89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29" style:family="text">
      <style:text-properties style:use-window-font-color="true" style:font-name="Courier New" fo:font-size="16pt" fo:language="it" fo:country="IT" fo:font-weight="bold" officeooo:rsid="01a3a19c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30" style:family="text">
      <style:text-properties style:use-window-font-color="true" style:font-name="Courier New" fo:font-size="16pt" fo:language="it" fo:country="IT" fo:font-weight="bold" officeooo:rsid="01a8aa19"/>
    </style:style>
    <style:style style:name="T331" style:family="text">
      <style:text-properties style:use-window-font-color="true" style:font-name="Courier New" fo:font-size="16pt" fo:language="it" fo:country="IT" fo:font-weight="bold" officeooo:rsid="01a90768"/>
    </style:style>
    <style:style style:name="T332" style:family="text">
      <style:text-properties style:use-window-font-color="true" style:font-name="Courier New" fo:font-size="16pt" fo:language="it" fo:country="IT" style:text-underline-style="none" fo:font-weight="bold" officeooo:rsid="019e49ea"/>
    </style:style>
    <style:style style:name="T333" style:family="text">
      <style:text-properties style:use-window-font-color="true" style:font-name="Courier New" fo:font-size="16pt" fo:font-weight="bold" fo:background-color="#ffffff" loext:char-shading-value="0"/>
    </style:style>
    <style:style style:name="T334" style:family="text">
      <style:text-properties style:use-window-font-color="true" style:font-name="Courier New" fo:font-size="16pt" fo:font-weight="bold" officeooo:rsid="01a3a19c" fo:background-color="#ffffff" loext:char-shading-value="0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35" style:family="text">
      <style:text-properties style:use-window-font-color="true" style:font-name="Courier New" fo:font-size="16pt" fo:font-weight="bold" officeooo:rsid="017734b9" fo:background-color="#ffffff" loext:char-shading-value="0"/>
    </style:style>
    <style:style style:name="T336" style:family="text">
      <style:text-properties style:use-window-font-color="true" style:font-name="Courier New" fo:font-size="16pt" fo:font-weight="bold" officeooo:rsid="0097e37e" fo:background-color="#ffffff" loext:char-shading-value="0"/>
    </style:style>
    <style:style style:name="T337" style:family="text">
      <style:text-properties style:use-window-font-color="true" style:font-name="Courier New" fo:font-size="16pt" fo:font-weight="bold" officeooo:rsid="01a3a19c" fo:background-color="#ffffff" loext:char-shading-value="0"/>
    </style:style>
    <style:style style:name="T338" style:family="text">
      <style:text-properties style:use-window-font-color="true" style:font-name="Times New Roman1" fo:font-size="16pt" fo:language="it" fo:country="IT" fo:font-weight="bold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339" style:family="text">
      <style:text-properties style:use-window-font-color="true" style:font-name="Times New Roman1" fo:font-size="16pt" fo:font-weight="normal" fo:background-color="#ffffff" loext:char-shading-value="0"/>
    </style:style>
    <style:style style:name="T340" style:family="text">
      <style:text-properties style:use-window-font-color="true" style:font-name="Times New Roman1" fo:font-size="16pt" fo:font-weight="normal" officeooo:rsid="013a554a" fo:background-color="#ffffff" loext:char-shading-value="0"/>
    </style:style>
    <style:style style:name="T341" style:family="text">
      <style:text-properties style:use-window-font-color="true" style:font-name="Times New Roman1" fo:font-size="16pt" fo:font-weight="normal" officeooo:rsid="013a782d" fo:background-color="#ffffff" loext:char-shading-value="0"/>
    </style:style>
    <style:style style:name="T342" style:family="text">
      <style:text-properties style:use-window-font-color="true" style:font-name="Times New Roman1" fo:font-size="16pt" fo:font-weight="normal" officeooo:rsid="013f50cd" fo:background-color="#ffffff" loext:char-shading-value="0"/>
    </style:style>
    <style:style style:name="T343" style:family="text">
      <style:text-properties style:use-window-font-color="true" style:font-name="Times New Roman1" fo:font-size="16pt" fo:font-weight="normal" officeooo:rsid="018d82c5" fo:background-color="#ffffff" loext:char-shading-value="0"/>
    </style:style>
    <style:style style:name="T344" style:family="text">
      <style:text-properties style:use-window-font-color="true" style:font-name="Times New Roman1" fo:font-size="16pt" fo:font-weight="normal" officeooo:rsid="00965067" fo:background-color="#ffffff" loext:char-shading-value="0"/>
    </style:style>
    <style:style style:name="T345" style:family="text">
      <style:text-properties style:use-window-font-color="true" style:font-name="Times New Roman1" fo:font-size="16pt" fo:font-weight="normal" officeooo:rsid="009473f8" fo:background-color="#ffffff" loext:char-shading-value="0"/>
    </style:style>
    <style:style style:name="T346" style:family="text">
      <style:text-properties style:use-window-font-color="true" style:font-name="Times New Roman1" fo:font-size="16pt" fo:font-weight="normal" officeooo:rsid="01a3a19c" fo:background-color="#ffffff" loext:char-shading-value="0"/>
    </style:style>
    <style:style style:name="T347" style:family="text">
      <style:text-properties style:use-window-font-color="true" style:font-name="Times New Roman1" fo:font-size="16pt" fo:font-style="italic" fo:font-weight="normal" officeooo:rsid="00965067" fo:background-color="#ffffff" loext:char-shading-value="0" style:font-style-asian="italic" style:font-style-complex="italic"/>
    </style:style>
    <style:style style:name="T348" style:family="text">
      <style:text-properties style:use-window-font-color="true" style:font-name="Times New Roman1" fo:font-size="16pt" fo:font-style="normal" fo:font-weight="normal" fo:background-color="#ffffff" loext:char-shading-value="0" style:font-style-asian="normal" style:font-style-complex="normal"/>
    </style:style>
    <style:style style:name="T349" style:family="text">
      <style:text-properties style:use-window-font-color="true" style:font-name="Times New Roman1" fo:font-size="16pt" fo:font-style="normal" fo:font-weight="normal" officeooo:rsid="00965067" fo:background-color="#ffffff" loext:char-shading-value="0" style:font-style-asian="normal" style:font-style-complex="normal"/>
    </style:style>
    <style:style style:name="T350" style:family="text">
      <style:text-properties style:use-window-font-color="true" officeooo:rsid="0041b5c9"/>
    </style:style>
    <style:style style:name="T351" style:family="text">
      <style:text-properties style:use-window-font-color="true" officeooo:rsid="00938994"/>
    </style:style>
    <style:style style:name="T352" style:family="text">
      <style:text-properties style:use-window-font-color="true" officeooo:rsid="015ee68b"/>
    </style:style>
    <style:style style:name="T353" style:family="text">
      <style:text-properties style:use-window-font-color="true" officeooo:rsid="01748108"/>
    </style:style>
    <style:style style:name="T354" style:family="text">
      <style:text-properties style:use-window-font-color="true" officeooo:rsid="017aecd0"/>
    </style:style>
    <style:style style:name="T355" style:family="text">
      <style:text-properties style:use-window-font-color="true" officeooo:rsid="01835ef9"/>
    </style:style>
    <style:style style:name="T356" style:family="text">
      <style:text-properties style:use-window-font-color="true" officeooo:rsid="01902ed8"/>
    </style:style>
    <style:style style:name="T357" style:family="text">
      <style:text-properties style:use-window-font-color="true" officeooo:rsid="019e49ea"/>
    </style:style>
    <style:style style:name="T358" style:family="text">
      <style:text-properties style:use-window-font-color="true" officeooo:rsid="01a8aa19"/>
    </style:style>
    <style:style style:name="T359" style:family="text">
      <style:text-properties style:use-window-font-color="true" officeooo:rsid="01aa33a1"/>
    </style:style>
    <style:style style:name="T360" style:family="text">
      <style:text-properties style:use-window-font-color="true" officeooo:rsid="01adba1c"/>
    </style:style>
    <style:style style:name="T361" style:family="text">
      <style:text-properties officeooo:rsid="011732ca"/>
    </style:style>
    <style:style style:name="T362" style:family="text">
      <style:text-properties officeooo:rsid="016314a0"/>
    </style:style>
    <style:style style:name="T363" style:family="text">
      <style:text-properties officeooo:rsid="018d82c5"/>
    </style:style>
    <style:style style:name="T364" style:family="text">
      <style:text-properties officeooo:rsid="0192a307"/>
    </style:style>
    <style:style style:name="T365" style:family="text">
      <style:text-properties officeooo:rsid="00a8dce7"/>
    </style:style>
    <style:style style:name="T366" style:family="text">
      <style:text-properties officeooo:rsid="016ebed5"/>
    </style:style>
    <style:style style:name="T367" style:family="text">
      <style:text-properties officeooo:rsid="002cecc7"/>
    </style:style>
    <style:style style:name="T368" style:family="text">
      <style:text-properties style:font-name="Courier New1" fo:font-weight="bold" officeooo:rsid="019e49ea" style:font-weight-asian="bold" style:font-weight-complex="bold"/>
    </style:style>
    <style:style style:name="T369" style:family="text">
      <style:text-properties officeooo:rsid="0105ba05"/>
    </style:style>
    <style:style style:name="T370" style:family="text">
      <style:text-properties officeooo:rsid="019e999f"/>
    </style:style>
    <style:style style:name="T371" style:family="text">
      <style:text-properties style:text-underline-style="solid" style:text-underline-width="auto" style:text-underline-color="font-color"/>
    </style:style>
    <style:style style:name="T372" style:family="text">
      <style:text-properties officeooo:rsid="01abd350"/>
    </style:style>
    <style:style style:name="T373" style:family="text">
      <style:text-properties officeooo:rsid="01adba1c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Un’</text:span><text:span text:style-name="T13">azienda che gestisce un </text:span><text:span text:style-name="T12">servizio di </text:span><text:span text:style-name="T24">bike</text:span><text:span text:style-name="T23"> sharing</text:span><text:span text:style-name="T11"> sta sviluppando un</text:span><text:span text:style-name="T1"> software </text:span><text:span text:style-name="T3">per la </text:span><text:span text:style-name="T2">simulazione dell</text:span><text:span text:style-name="T4">e</text:span><text:span text:style-name="T2"> attivita` </text:span><text:span text:style-name="T13">del proprio parco </text:span><text:span text:style-name="T20">bici</text:span><text:span text:style-name="T13">: </text:span><text:span text:style-name="T17">queste simulazioni hanno </text:span><text:span text:style-name="T15">l’obiettivo </text:span><text:span text:style-name="T17">di</text:span><text:span text:style-name="T9"> collezionare </text:span><text:span text:style-name="T10">alcuni</text:span><text:span text:style-name="T5"> dati statistici </text:span><text:span text:style-name="T17">per </text:span><text:span text:style-name="T13">supportare </text:span><text:span text:style-name="T17">future </text:span><text:span text:style-name="T13">decisioni </text:span><text:span text:style-name="T17">aziendali </text:span><text:span text:style-name="T15">tese</text:span><text:span text:style-name="T14"> a diversificare l’offerta </text:span><text:span text:style-name="T18">e </text:span><text:span text:style-name="T17">rende</text:span><text:span text:style-name="T18">re</text:span><text:span text:style-name="T17"> il servizio più efficiente</text:span><text:span text:style-name="T14">.</text:span></text:p>
      <text:p text:style-name="P6"/>
      <text:p text:style-name="P14"><text:span text:style-name="T15">L</text:span><text:span text:style-name="T14">’azienda </text:span><text:span text:style-name="T13">è interessata a studiare cosa accadrebbe se offrisse una parte de</text:span><text:span text:style-name="T20">lle proprie biciclette</text:span><text:span text:style-name="T13"> (</text:span><text:span text:style-name="T20">quelle</text:span><text:span text:style-name="T13"> </text:span><text:span text:style-name="T26">bianche</text:span><text:span text:style-name="T6"> </text:span><text:span text:style-name="T7">sul display di visualizzazione</text:span><text:span text:style-name="T13">) ad </text:span><text:span text:style-name="T18">una tariffa più elevata</text:span><text:span text:style-name="T13"> ma con totale libertà di scelta della destinazione, e</text:span><text:span text:style-name="T14">d uno stesso numero di </text:span><text:span text:style-name="T20">biciclette</text:span><text:span text:style-name="T13"> ad un prezzo ridotto (</text:span><text:span text:style-name="T20">quelle</text:span><text:span text:style-name="T13"> </text:span><text:span text:style-name="T25">gialle</text:span><text:span text:style-name="T6"> </text:span><text:span text:style-name="T7">sul display di visualizzazione</text:span><text:span text:style-name="T8">)</text:span><text:span text:style-name="T13">, </text:span><text:span text:style-name="T14">ma </text:span><text:span text:style-name="T13">con un insieme di destinazioni molto più ridotto e prefissato </text:span><text:span text:style-name="T19">(vedi costante </text:span><text:span text:style-name="Teletype"><text:span text:style-name="T64">bici.sim.CostantiSimulazione.N_DESTINAZIONI</text:span></text:span><text:span text:style-name="T19">) </text:span><text:span text:style-name="T13">, </text:span><text:span text:style-name="T15">e </text:span><text:span text:style-name="T13">comune a </text:span><text:span text:style-name="T22">tutte</text:span><text:span text:style-name="T13"> le </text:span><text:span text:style-name="T20">biciclette</text:span><text:span text:style-name="T14"> </text:span><text:span text:style-name="T16">gialle</text:span><text:span text:style-name="T21">.</text:span></text:p>
      <text:p text:style-name="P4"/>
      <text:p text:style-name="P13"><text:span text:style-name="T78">L</text:span><text:span text:style-name="T87">e biciclette</text:span><text:span text:style-name="T83"> </text:span><text:span text:style-name="T72">si </text:span><text:span text:style-name="T87">possono </text:span><text:span text:style-name="T80">muov</text:span><text:span text:style-name="T87">re</text:span><text:span text:style-name="T80"> </text:span><text:span text:style-name="T87">solo </text:span><text:span text:style-name="T71">all’inter</text:span><text:span text:style-name="T75">n</text:span><text:span text:style-name="T71">o d</text:span><text:span text:style-name="T75">i </text:span><text:span text:style-name="T83">una zona</text:span><text:span text:style-name="T78"> </text:span><text:span text:style-name="T83">di copertur</text:span><text:span text:style-name="T86">a</text:span><text:span text:style-name="T85"> </text:span><text:span text:style-name="T83">ben </text:span><text:span text:style-name="T85">del</text:span><text:span text:style-name="T83">imitata </text:span><text:span text:style-name="T84">(</text:span><text:span text:style-name="T81">modellat</text:span><text:span text:style-name="T85">a</text:span><text:span text:style-name="T73"> dalla classe </text:span><text:span text:style-name="Teletype"><text:span text:style-name="T219">bici.</text:span></text:span><text:span text:style-name="Teletype"><text:span text:style-name="T216">sim.</text:span></text:span><text:span text:style-name="Teletype"><text:span text:style-name="T217">Zona</text:span></text:span><text:span text:style-name="T84">)</text:span><text:span text:style-name="T79">, </text:span><text:span text:style-name="T84"><text:s/></text:span><text:span text:style-name="T80">occupando </text:span><text:span text:style-name="T74">posizioni </text:span><text:span text:style-name="T76">di </text:span><text:span text:style-name="T73">un piano cartesiano </text:span><text:span text:style-name="T81">modellate</text:span><text:span text:style-name="T73"> dalla classe </text:span><text:span text:style-name="Teletype"><text:span text:style-name="T218">bici.</text:span></text:span><text:span text:style-name="Teletype"><text:span text:style-name="T216">sim.</text:span></text:span><text:span text:style-name="Teletype"><text:span text:style-name="T214">Coordi</text:span></text:span><text:span text:style-name="Teletype"><text:span text:style-name="T215">nate</text:span></text:span><text:span text:style-name="Teletype"><text:span text:style-name="T133">. </text:span></text:span><text:span text:style-name="Teletype"><text:span text:style-name="T134">La direzione degli </text:span></text:span><text:span text:style-name="Teletype"><text:span text:style-name="T131">spostamenti, </text:span></text:span><text:span text:style-name="Teletype"><text:span text:style-name="T134">che sono</text:span></text:span><text:span text:style-name="Teletype"><text:span text:style-name="T131"> </text:span></text:span><text:span text:style-name="Teletype"><text:span text:style-name="T132">incrementali, </text:span></text:span><text:span text:style-name="Teletype"><text:span text:style-name="T135">orizzontali o verticali</text:span></text:span><text:span text:style-name="Teletype"><text:span text:style-name="T132">, </text:span></text:span><text:span text:style-name="Teletype"><text:span text:style-name="T134">viene modellata dall’</text:span></text:span><text:span text:style-name="Teletype"><text:span text:style-name="T138">enum</text:span></text:span><text:span text:style-name="Teletype"><text:span text:style-name="T134"> </text:span></text:span><text:span text:style-name="Teletype"><text:span text:style-name="T229">bici.</text:span></text:span><text:span text:style-name="Teletype"><text:span text:style-name="T227">sim.</text:span></text:span><text:span text:style-name="Teletype"><text:span text:style-name="T225">Direzione</text:span></text:span><text:span text:style-name="Teletype"><text:span text:style-name="T130">.</text:span></text:span></text:p>
      <text:p text:style-name="P2"><text:span text:style-name="Teletype"><text:span text:style-name="T133"/></text:span></text:p>
      <text:p text:style-name="P15">DOMANDA 1 (5%)</text:p>
      <text:p text:style-name="P21"><text:span text:style-name="T46">M</text:span><text:span text:style-name="T47">odifica</text:span><text:span text:style-name="T46">re </text:span><text:span text:style-name="T47">il codice della classe</text:span><text:span text:style-name="T73"> </text:span><text:span text:style-name="T69">bici</text:span><text:span text:style-name="T68">.sim.</text:span><text:span text:style-name="T67">Coordinate</text:span><text:span text:style-name="T47"> affinch</text:span><text:span text:style-name="T51">e’</text:span><text:span text:style-name="T73"> </text:span><text:span text:style-name="T47">i</text:span><text:span text:style-name="T73"> </text:span><text:span text:style-name="T47">test presenti nell</text:span><text:span text:style-name="T51">e</text:span><text:span text:style-name="T73"> </text:span><text:span text:style-name="T47">class</text:span><text:span text:style-name="T51">i</text:span><text:span text:style-name="T73"> </text:span><text:span text:style-name="T67">Coordinate</text:span><text:span text:style-name="T65">Test </text:span><text:span text:style-name="T47">comincino ad avere successo. </text:span><text:span text:style-name="T48">Gia` dopo aver effettuato questa correzione, e`</text:span><text:span text:style-name="T73"> </text:span><text:span text:style-name="T47">possibile verifica</text:span><text:span text:style-name="T49">re </text:span><text:span text:style-name="T47">il corretto funzionamento del</text:span><text:span text:style-name="T48">l’</text:span><text:span text:style-name="T50">intera</text:span><text:span text:style-name="T48"> simulazione</text:span><text:span text:style-name="T47"> eseguendo il metodo </text:span><text:span text:style-name="T65">main()</text:span><text:span text:style-name="T73"> </text:span><text:span text:style-name="T47">della classe </text:span><text:span text:style-name="T69">bici</text:span><text:span text:style-name="T66">.M</text:span><text:span text:style-name="T65">ain</text:span><text:span text:style-name="T47">. </text:span></text:p>
      <text:p text:style-name="P1"/>
      <text:p text:style-name="P22"><text:span text:style-name="T27">(</text:span><text:span text:style-name="T30">N.B. </text:span><text:span text:style-name="T36">P</text:span><text:span text:style-name="T28">er </text:span><text:span text:style-name="T39">un</text:span><text:span text:style-name="T41">a</text:span><text:span text:style-name="T39"> </text:span><text:span text:style-name="T28">piu</text:span><text:span text:style-name="T39">`</text:span><text:span text:style-name="T28"> agevo</text:span><text:span text:style-name="T39">le comprensione del</text:span><text:span text:style-name="T28">la descrizione che segue, si consiglia di provare ad </text:span><text:span text:style-name="T29">eseguire il metodo </text:span><text:span text:style-name="T60">main()</text:span><text:span text:style-name="T29"> della classe </text:span><text:span text:style-name="T63">bici</text:span><text:span text:style-name="T61">.M</text:span><text:span text:style-name="T62">ain</text:span><text:span text:style-name="T60"> </text:span><text:span text:style-name="T28">ed osservare l’animazione della simulazione </text:span><text:span text:style-name="T38">gi</text:span><text:span text:style-name="T39">a`</text:span><text:span text:style-name="T38"> dopo aver risposto a questa </text:span><text:span text:style-name="T41">prima </text:span><text:span text:style-name="T38">domanda</text:span><text:span text:style-name="T28">. </text:span><text:span text:style-name="T36">L</text:span><text:span text:style-name="T35">a simulazione </text:span><text:span text:style-name="T34">stampa</text:span><text:span text:style-name="T35">, </text:span><text:span text:style-name="T37">a fine esecuzione,</text:span><text:span text:style-name="T34"> </text:span><text:span text:style-name="T39">alcune </text:span><text:span text:style-name="T34">statistiche raccolte durante l’esecuzione. </text:span><text:span text:style-name="T44">Queste</text:span><text:span text:style-name="T34"> </text:span><text:span text:style-name="T45">statistiche </text:span><text:span text:style-name="T40">sono</text:span><text:span text:style-name="T35"> oggetto delle </text:span><text:span text:style-name="T34">domand</text:span><text:span text:style-name="T35">e successive: </text:span><text:span text:style-name="T39">e`</text:span><text:span text:style-name="T34"> possibile </text:span><text:span text:style-name="T31">premere </text:span><text:span text:style-name="T32">il tasto ESCape per </text:span><text:span text:style-name="T41">anticipare</text:span><text:span text:style-name="T33"> la </text:span><text:span text:style-name="T41">fine </text:span><text:span text:style-name="T33">della simulazione </text:span><text:span text:style-name="T42">e la stampa delle statistiche </text:span><text:span text:style-name="T43">in qualsiasi momento, </text:span><text:span text:style-name="T45">anche senza attendere la terminazione della simulazione.)</text:span></text:p>
      <text:p text:style-name="P1"/>
      <text:p text:style-name="P3"><text:span text:style-name="T365">Inizialmente si studia una sola tipologia di bicicletta, <text:s/></text:span>modellat<text:span text:style-name="T366">a</text:span> dall<text:span text:style-name="T366">a</text:span> class<text:span text:style-name="T366">e</text:span> <text:span text:style-name="T291">Bianca</text:span><text:span text:style-name="T367"> del package </text:span><text:span text:style-name="T368">bici.tipo</text:span><text:span text:style-name="T369">, ma successivamente sarà necessario introdurre anche la classe </text:span><text:span text:style-name="T291">Gialla</text:span><text:span text:style-name="T366"> che finisce per differenziarsi dalla prima solamente per la politica di scelta della destinazione.</text:span></text:p>
      <text:p text:style-name="P3"/>
      <text:p text:style-name="P9"><text:span text:style-name="T143">La simulazione </text:span><text:span text:style-name="T144">comincia con la creazione dello </text:span><text:span text:style-name="T145">stesso numero d</text:span><text:span text:style-name="T146">i </text:span><text:span text:style-name="T162">mezzi</text:span><text:span text:style-name="T145"> per ciascuna </text:span><text:span text:style-name="T147">tipologia</text:span><text:span text:style-name="T144">; </text:span><text:span text:style-name="T152">ciascuna ha una posizione di partenza ed una di destinazione ed in ogni passo della simulazione </text:span><text:span text:style-name="T77">(vedi </text:span><text:span text:style-name="T82">anche</text:span><text:span text:style-name="T77"> il metodo </text:span><text:span text:style-name="Teletype"><text:span text:style-name="T229">bici</text:span></text:span><text:span text:style-name="Teletype"><text:span text:style-name="T227">.</text:span></text:span><text:span text:style-name="Teletype"><text:span text:style-name="T229">tipo</text:span></text:span><text:span text:style-name="Teletype"><text:span text:style-name="T227">.</text:span></text:span><text:span text:style-name="Teletype"><text:span text:style-name="T228">Bianca</text:span></text:span><text:span text:style-name="Teletype"><text:span text:style-name="T225">.</text:span></text:span><text:span text:style-name="Teletype"><text:span text:style-name="T226">simula</text:span></text:span><text:span text:style-name="Teletype"><text:span text:style-name="T224">()</text:span></text:span><text:span text:style-name="Teletype"><text:span text:style-name="T130">) </text:span></text:span><text:span text:style-name="Teletype"><text:span text:style-name="T136">si avvicina incrementalmente verso la propria destinazione spostandosi </text:span></text:span><text:span text:style-name="Teletype"><text:span text:style-name="T137">sul piano cartesiano </text:span></text:span><text:span text:style-name="Teletype"><text:span text:style-name="T136">di una singola cella, </text:span></text:span><text:span text:style-name="Teletype"><text:span text:style-name="T138">orizzontalmente o verticalmente.</text:span></text:span></text:p>
      <text:p text:style-name="P10"><text:span text:style-name="Teletype"><text:span text:style-name="T136"/></text:span></text:p>
      <text:p text:style-name="P8"><text:span text:style-name="Teletype"><text:span text:style-name="T136">All’arrivo a destinazione </text:span></text:span><text:span text:style-name="Teletype"><text:span text:style-name="T139">il percorso </text:span></text:span><text:span text:style-name="Teletype"><text:span text:style-name="T141">coperto</text:span></text:span><text:span text:style-name="Teletype"><text:span text:style-name="T139"> viene registrato e </text:span></text:span><text:span text:style-name="Teletype"><text:span text:style-name="T136">ciascun </text:span></text:span><text:span text:style-name="Teletype"><text:span text:style-name="T140">mezzo</text:span></text:span><text:span text:style-name="Teletype"><text:span text:style-name="T136"> decide una nuova destinazione secondo la politica della pro</text:span></text:span><text:span text:style-name="Teletype"><text:span text:style-name="T153">pria tipologia (prendendo una destinazione casuale qualsiasi se </text:span></text:span><text:span text:style-name="Teletype"><text:span text:style-name="T154">bianca</text:span></text:span><text:span text:style-name="Teletype"><text:span text:style-name="T153">, </text:span></text:span><text:span text:style-name="Teletype"><text:span text:style-name="T158">ovvero </text:span></text:span><text:span text:style-name="Teletype"><text:span text:style-name="T154">sceglie</text:span></text:span><text:span text:style-name="Teletype"><text:span text:style-name="T158">ndo</text:span></text:span><text:span text:style-name="Teletype"><text:span text:style-name="T154"> </text:span></text:span><text:span text:style-name="Teletype"><text:span text:style-name="T153">una destinazione </text:span></text:span><text:span text:style-name="Teletype"><text:span text:style-name="T156">comunque </text:span></text:span><text:span text:style-name="Teletype"><text:span text:style-name="T153">casuale ma </text:span></text:span><text:span text:style-name="Teletype"><text:span text:style-name="T154">selezionata </text:span></text:span><text:span text:style-name="Teletype"><text:span text:style-name="T153">tra quelle comuni a tutt</text:span></text:span><text:span text:style-name="Teletype"><text:span text:style-name="T157">i mezzi </text:span></text:span><text:span text:style-name="Teletype"><text:span text:style-name="T158">dello stesso colore, se gialla</text:span></text:span><text:span text:style-name="Teletype"><text:span text:style-name="T156">)</text:span></text:span><text:span text:style-name="Teletype"><text:span text:style-name="T153">. </text:span></text:span><text:span text:style-name="Teletype"><text:span text:style-name="T155">Tale</text:span></text:span><text:span text:style-name="Teletype"><text:span text:style-name="T279"> </text:span></text:span><text:span text:style-name="Teletype"><text:span text:style-name="T280">scelta </text:span></text:span><text:span text:style-name="Teletype"><text:span text:style-name="T282">nella classe </text:span></text:span><text:span text:style-name="Teletype"><text:span text:style-name="T228">Bianca</text:span></text:span><text:span text:style-name="Teletype"><text:span text:style-name="T282"> </text:span></text:span><text:span text:style-name="Teletype"><text:span text:style-name="T281">è </text:span></text:span><text:span text:style-name="Teletype"><text:span text:style-name="T280">delegata al metodo </text:span></text:span><text:span text:style-name="Teletype"><text:span text:style-name="T227">decidiProssimaDestinazione()</text:span></text:span><text:span text:style-name="Teletype"><text:span text:style-name="T279">.</text:span></text:span></text:p>
      <text:p text:style-name="P5"/>
      <text:p text:style-name="P35"><text:span text:style-name="T95">Un progettista esperto fa notare al programmatore che </text:span><text:span text:style-name="T103">esisterebbe</text:span><text:span text:style-name="T104">ro</text:span><text:span text:style-name="T95"> molte linee di codice in comune tra </text:span><text:span text:style-name="T96">l</text:span><text:span text:style-name="T102">a</text:span><text:span text:style-name="T96"> class</text:span><text:span text:style-name="T102">e </text:span><text:span text:style-name="Teletype"><text:span text:style-name="T223">Bianca</text:span></text:span><text:span text:style-name="Teletype"><text:span text:style-name="T221"> </text:span></text:span><text:span text:style-name="Teletype"><text:span text:style-name="T126"><text:s/></text:span></text:span><text:span text:style-name="Teletype"><text:span text:style-name="T129">(</text:span></text:span><text:span text:style-name="Teletype"><text:span text:style-name="T128">già esistente</text:span></text:span><text:span text:style-name="Teletype"><text:span text:style-name="T129">)</text:span></text:span><text:span text:style-name="Teletype"><text:span text:style-name="T128"> e</text:span></text:span><text:span text:style-name="Teletype"><text:span text:style-name="T127"> </text:span></text:span><text:span text:style-name="Teletype"><text:span text:style-name="T128">la classe</text:span></text:span><text:span text:style-name="Teletype"><text:span text:style-name="T126"> </text:span></text:span><text:span text:style-name="Teletype"><text:span text:style-name="T222">Gialla</text:span></text:span><text:span text:style-name="Teletype"><text:span text:style-name="T95"> </text:span></text:span><text:span text:style-name="T102">ancora da creare e suggerisce,</text:span><text:span text:style-name="T97"> visto </text:span><text:span text:style-name="T95">che prevedibilmente altre </text:span><text:span text:style-name="T102">offerte</text:span><text:span text:style-name="T100"> </text:span><text:span text:style-name="T102">potrebbero essere </text:span><text:span text:style-name="T103">studiate </text:span><text:span text:style-name="T105">in futuro</text:span><text:span text:style-name="T95">,</text:span><text:span text:style-name="T98"> </text:span><text:span text:style-name="T103">di </text:span><text:span text:style-name="T97">ristruttare il codice introducendo un </text:span><text:span text:style-name="T99">nuovo </text:span><text:span text:style-name="T97">tipo </text:span><text:span text:style-name="T104">astratto</text:span><text:span text:style-name="T97"> </text:span><text:span text:style-name="T236">bici.</text:span><text:span text:style-name="T237">tipo</text:span><text:span text:style-name="T235">.</text:span><text:span text:style-name="T236">Bici</text:span><text:span text:style-name="T234"> </text:span><text:span text:style-name="T97">che accumuni </text:span><text:span text:style-name="T99">tutte </text:span><text:span text:style-name="T100">le </text:span><text:span text:style-name="T101">tipologie </text:span><text:span text:style-name="T103">di </text:span><text:span text:style-name="T106">biciclette</text:span><text:span text:style-name="T100">, </text:span><text:span text:style-name="T106">sia </text:span><text:span text:style-name="T101">presenti </text:span><text:span text:style-name="T106">sia</text:span><text:span text:style-name="T101"> future</text:span><text:span text:style-name="T95">. </text:span></text:p>
      <text:p text:style-name="P34"/>
      <text:p text:style-name="P12"/>
      <text:p text:style-name="P16">DOMANDA 2 (<text:span text:style-name="T363">35</text:span>%)</text:p>
      <text:p text:style-name="P24"><text:span text:style-name="T70">Pertanto </text:span><text:span text:style-name="T142">il progettista esperto </text:span><text:span text:style-name="T70">suggerisce di ristrutturare </text:span><text:span text:style-name="T89">l'applicazio</text:span><text:span text:style-name="T88">n</text:span><text:span text:style-name="T89">e come segue:</text:span></text:p>
      <text:p text:style-name="P27"/>
      <text:list xml:id="list1709078690" text:style-name="L1">
        <text:list-item>
          <text:p text:style-name="P37"><text:span text:style-name="T165">(</text:span><text:span text:style-name="T166">2</text:span><text:span text:style-name="T167">0</text:span><text:span text:style-name="T165">%) </text:span><text:span text:style-name="T107">In</text:span><text:span text:style-name="T70">trodurre una classe astratta </text:span><text:span text:style-name="T248">bici.tipo</text:span><text:span text:style-name="T246">.</text:span><text:span text:style-name="T248">Bici </text:span><text:span text:style-name="T70">per generalizzare </text:span><text:span text:style-name="T148">le </text:span><text:span text:style-name="T163">biciclette</text:span><text:span text:style-name="T148"> di tipo</text:span><text:span text:style-name="T70"> </text:span><text:span text:style-name="Teletype"><text:span text:style-name="T247">Bianca</text:span></text:span><text:span text:style-name="T70"> e</text:span><text:span text:style-name="T148">d</text:span><text:span text:style-name="T70"> </text:span><text:span text:style-name="T244">Gialla</text:span><text:span text:style-name="T148">. </text:span><text:span text:style-name="T151">N</text:span><text:span text:style-name="T70">el</text:span><text:span text:style-name="T90">le classi che facevano uso </text:span><text:span text:style-name="T151">d</text:span><text:span text:style-name="T159">el primo tipo</text:span><text:span text:style-name="T90">, </text:span><text:span text:style-name="T159">generalizzare</text:span><text:span text:style-name="T90"> il codice usando </text:span><text:span text:style-name="T94">solo il</text:span><text:span text:style-name="T90"> nuovo tipo </text:span><text:span text:style-name="T148">astratto </text:span><text:span text:style-name="T151">al posto de</text:span><text:span text:style-name="T164">l</text:span><text:span text:style-name="T151"> precedent</text:span><text:span text:style-name="T164">e</text:span><text:span text:style-name="T151"> tip</text:span><text:span text:style-name="T164">o</text:span><text:span text:style-name="T151"> concret</text:span><text:span text:style-name="T164">o</text:span><text:span text:style-name="T90">. </text:span><text:span text:style-name="T94">S</text:span><text:span text:style-name="T90">i segnalano </text:span><text:span text:style-name="T168">almeno</text:span><text:span text:style-name="T151"> questi </text:span><text:span text:style-name="T90">utilizzi: </text:span><text:span text:style-name="T150">metodi</text:span><text:span text:style-name="T91"> </text:span><text:span text:style-name="T246">bici.</text:span><text:span text:style-name="T238">sim.</text:span><text:span text:style-name="T245">Simulatore.simula()</text:span><text:span text:style-name="T148">, </text:span><text:span text:style-name="T232">bici.g</text:span><text:span text:style-name="T230">ui.GUI.disegna</text:span><text:span text:style-name="T233">Bici</text:span><text:span text:style-name="T231">()</text:span><text:span text:style-name="T278">, </text:span><text:span text:style-name="T150">ove </text:span><text:span text:style-name="T148">alcune operazioni </text:span><text:span text:style-name="T159">vanno </text:span><text:span text:style-name="T160">opportunamente </text:span><text:span text:style-name="T159">generalizzat</text:span><text:span text:style-name="T161">e</text:span><text:span text:style-name="T159"> </text:span><text:span text:style-name="T92">per </text:span><text:span text:style-name="T159">funzionare indipendentemente dal </text:span><text:span text:style-name="T92">tipo </text:span><text:span text:style-name="T149">dinamico </text:span><text:span text:style-name="T159">delle </text:span><text:span text:style-name="T163">biciclette</text:span><text:span text:style-name="T159"> coinvolte</text:span><text:span text:style-name="T93">. </text:span><text:span text:style-name="T108">C</text:span><text:span text:style-name="T109">iascun</text:span><text:span text:style-name="T121">a </text:span><text:span text:style-name="T109">possiede un intero identificatore </text:span><text:span text:style-name="T123">(“</text:span><text:span text:style-name="T239">id</text:span><text:span text:style-name="T123">”) progressivo base 0</text:span><text:span text:style-name="T109"> </text:span><text:span text:style-name="T110">assegnato sulla base della </text:span><text:span text:style-name="T121">propria tipologia</text:span><text:span text:style-name="T109">, </text:span><text:span text:style-name="T123">ed </text:span><text:span text:style-name="T109">incrementato </text:span><text:span text:style-name="T111">ogni qualvolta </text:span><text:span text:style-name="T122"><text:s/></text:span><text:span text:style-name="T111">un</text:span><text:span text:style-name="T109"> nuovo </text:span><text:span text:style-name="T112">esemplare </text:span><text:span text:style-name="T109">di quella tipologia</text:span><text:span text:style-name="T124"> </text:span><text:span text:style-name="T111">viene</text:span><text:span text:style-name="T109"> creato: </text:span><text:span text:style-name="T108">a supporto </text:span><text:span text:style-name="T122">e precisazione </text:span><text:span text:style-name="T108">di questo requisito </text:span><text:span text:style-name="T125">completare e </text:span><text:span text:style-name="T123">ricorrere all’</text:span><text:span text:style-name="T122">ese</text:span><text:span text:style-name="T123">cuzione dei</text:span><text:span text:style-name="T122"> </text:span><text:span text:style-name="T113">test </text:span><text:span text:style-name="T114">di unita`</text:span><text:span text:style-name="T122"> </text:span><text:span text:style-name="T123">presenti nella classe </text:span><text:span text:style-name="T241">bici.</text:span><text:span text:style-name="T243">tipo</text:span><text:span text:style-name="T241">.</text:span><text:span text:style-name="T242">Bici</text:span><text:span text:style-name="T239">Test</text:span><text:span text:style-name="T119"> (test-case </text:span><text:span text:style-name="T239">testIdProgressivi…</text:span><text:span text:style-name="T240">()</text:span><text:span text:style-name="T109">). </text:span><text:span text:style-name="T120">Verificare ed eventualmente correggere il codice </text:span><text:span text:style-name="T123">principale</text:span><text:span text:style-name="T120"> affinch</text:span><text:span text:style-name="T121">e’ </text:span><text:span text:style-name="T120">questi test abbiano </text:span><text:span text:style-name="T123">sempre </text:span><text:span text:style-name="T120">successo</text:span><text:span text:style-name="T115">. </text:span><text:span text:style-name="T116">Implementare le modifiche suggerite dal progettista esperto, </text:span><text:span text:style-name="T117">quindi verificare </text:span><text:span text:style-name="T116">il funzionamento dell’applicazione </text:span><text:span text:style-name="T118">anche </text:span><text:span text:style-name="T116">dopo le modifiche.</text:span></text:p>
          <text:p text:style-name="P43"/>
        </text:list-item>
        <text:list-item>
          <text:p text:style-name="P41"><text:span text:style-name="T195">(</text:span><text:span text:style-name="T196">1</text:span><text:span text:style-name="T197">5</text:span><text:span text:style-name="T195">%)</text:span><text:span text:style-name="T171"> </text:span><text:span text:style-name="T173">Creare</text:span><text:span text:style-name="T169"> </text:span><text:span text:style-name="T187">la</text:span><text:span text:style-name="T169"> </text:span><text:span text:style-name="T187">classe associata alla </text:span><text:span text:style-name="T169">nuova </text:span><text:span text:style-name="T174">tipologia </text:span><text:span text:style-name="T172">di </text:span><text:span text:style-name="T187">offerta</text:span><text:span text:style-name="T174"> </text:span><text:span text:style-name="T173">aggiungendo la classe</text:span><text:span text:style-name="T169"> </text:span><text:span text:style-name="T251">Gialla</text:span><text:span text:style-name="T175">:</text:span><text:span text:style-name="T169"> </text:span><text:span text:style-name="T186">tutte </text:span><text:span text:style-name="T174">le </text:span><text:span text:style-name="T191">biciclette</text:span><text:span text:style-name="T186"> </text:span><text:span text:style-name="T174">di questo tipo </text:span><text:span text:style-name="T186">possiedono un <text:s/>riferimento verso lo stesso elenco di destinazioni possibili e possono spostarsi solo tra quest</text:span><text:span text:style-name="T187">e</text:span><text:span text:style-name="T186">. </text:span><text:span text:style-name="T169">Cambiare il <text:s/>codice </text:span><text:span text:style-name="T170">(in particolare </text:span><text:span text:style-name="T177">il corpo</text:span><text:span text:style-name="T170"> del metodo </text:span><text:span text:style-name="T274">bici.sim.S</text:span><text:span text:style-name="T273">imulatore.c</text:span><text:span text:style-name="T272">rea</text:span><text:span text:style-name="T277">Biciclette</text:span><text:span text:style-name="T272">()</text:span><text:span text:style-name="T192">) </text:span><text:span text:style-name="T169">di modo che anche i </text:span><text:span text:style-name="T174">nuovi tipi di </text:span><text:span text:style-name="T191">bicicletta</text:span><text:span text:style-name="T174"> </text:span><text:span text:style-name="T169">entrino </text:span><text:span text:style-name="T176">a pieno titolo nella simulazione. </text:span></text:p>
          <text:p text:style-name="P42"><text:span text:style-name="T177">(</text:span><text:span text:style-name="T198">Sugg.</text:span><text:span text:style-name="T177">: sfrutta</text:span><text:span text:style-name="T178">re </text:span><text:span text:style-name="T188">anche</text:span><text:span text:style-name="T177"> i servizi del metodo</text:span><text:span text:style-name="T169"> </text:span><text:span text:style-name="T275">bici.sim</text:span><text:span text:style-name="T273">.</text:span><text:span text:style-name="T275">GeneratoreCasuale.</text:span><text:span text:style-name="T276">generaNposizioniCasuali</text:span><text:span text:style-name="T275">(</text:span><text:span text:style-name="T273">)</text:span><text:span text:style-name="T177"> )</text:span></text:p>
          <text:p text:style-name="P38"/>
        </text:list-item>
      </text:list>
      <text:p text:style-name="P11"><text:span text:style-name="T173">Le </text:span><text:span text:style-name="T172">domande che seguono </text:span><text:span text:style-name="T179">richiedono </text:span><text:span text:style-name="T183">il completamento</text:span><text:span text:style-name="T179"> d</text:span><text:span text:style-name="T190">i alcuni</text:span><text:span text:style-name="T179"> </text:span><text:span text:style-name="T190">corpi dei </text:span><text:span text:style-name="T179">metodi </text:span><text:span text:style-name="T189">nella classe </text:span><text:span text:style-name="T250">bici.sim</text:span><text:span text:style-name="T249">.Statistiche</text:span><text:span text:style-name="T179">: </text:span><text:span text:style-name="T190">questi sono dedicati al </text:span><text:span text:style-name="T184">calcol</text:span><text:span text:style-name="T190">o</text:span><text:span text:style-name="T184"> </text:span><text:span text:style-name="T190">del</text:span><text:span text:style-name="T185">le</text:span><text:span text:style-name="T178"> </text:span><text:span text:style-name="T172">statistiche </text:span><text:span text:style-name="T180">al termine di ciascuna simulazione</text:span><text:span text:style-name="T172">. </text:span><text:span text:style-name="T179">Sono anche gia` forniti </text:span><text:span text:style-name="T182">a supporto </text:span><text:span text:style-name="T179">dei metodi di stampa </text:span><text:span text:style-name="T185">dei loro risultati </text:span><text:span text:style-name="T182">per</text:span><text:span text:style-name="T179"> facilita</text:span><text:span text:style-name="T190">rne la verifica del corretto funzionamento</text:span><text:span text:style-name="T179">. </text:span><text:span text:style-name="T182">Si suggerisce di studiare </text:span><text:span text:style-name="T181">il sorgente </text:span><text:span text:style-name="T172">della classe </text:span><text:span text:style-name="T250">bici.sim</text:span><text:span text:style-name="T249">.Statistiche</text:span><text:span text:style-name="T172"> </text:span><text:span text:style-name="T185">ed in particolare il metodo </text:span><text:span text:style-name="T249">stampaFinal</text:span><text:span text:style-name="T250">e()</text:span><text:span text:style-name="T185">p</text:span><text:span text:style-name="T182">er i dettagli.</text:span></text:p>
      <text:p text:style-name="P7"/>
      <text:p text:style-name="P23">DOMANDA 3<text:span text:style-name="T361"> </text:span>(<text:span text:style-name="T370">20</text:span>%)</text:p>
      <text:p text:style-name="P25">Dopo aver completato il punto precedente:</text:p>
      <text:p text:style-name="P25"/>
      <text:list xml:id="list3315340297" text:style-name="L2">
        <text:list-item>
          <text:p text:style-name="P44"><text:span text:style-name="T305">completare</text:span><text:span text:style-name="T296"> il codice del metodo </text:span><text:span text:style-name="T315">Map&lt; </text:span><text:span text:style-name="T332">Bici</text:span><text:span text:style-name="T315">, </text:span><text:span text:style-name="T330">List</text:span><text:span text:style-name="T323">&lt; </text:span><text:span text:style-name="T325">Percorso</text:span><text:span text:style-name="T324"> </text:span><text:span text:style-name="T323">&gt; </text:span><text:span text:style-name="T316">&gt;</text:span><text:span text:style-name="T315"> </text:span><text:span text:style-name="T321">percorso</text:span><text:span text:style-name="T318">Per</text:span><text:span text:style-name="T320">Bici</text:span><text:span text:style-name="T315">(</text:span><text:span text:style-name="T331">Set</text:span><text:span text:style-name="T322">&lt; </text:span><text:span text:style-name="T325">Percorso</text:span><text:span text:style-name="T324"> </text:span><text:span text:style-name="T322">&gt;</text:span><text:span text:style-name="T315">)</text:span><text:span text:style-name="T338"> </text:span><text:span text:style-name="T296">nella</text:span><text:span text:style-name="T295"> </text:span><text:span text:style-name="T296">classe </text:span><text:span text:style-name="Teletype"><text:span text:style-name="T220">Statistiche</text:span></text:span><text:span text:style-name="T296">. In particolare questo metodo deve scandire </text:span><text:span text:style-name="T313">l’insieme</text:span><text:span text:style-name="T302"> degli oggetti di tipo </text:span><text:span text:style-name="T321">Percorso</text:span><text:span text:style-name="T302"> che riceve </text:span><text:span text:style-name="T301">come parametro</text:span><text:span text:style-name="T298">,</text:span><text:span text:style-name="T296"> </text:span><text:span text:style-name="T297">e </text:span><text:span text:style-name="T306">raggrupparli sulla base della</text:span><text:span text:style-name="T297"> </text:span><text:span text:style-name="T311">bicicletta</text:span><text:span text:style-name="T307"> che li ha percorsi</text:span><text:span text:style-name="T297">, associando</text:span><text:span text:style-name="T299">l</text:span><text:span text:style-name="T310">i</text:span><text:span text:style-name="T299"> </text:span><text:span text:style-name="T300">al</text:span><text:span text:style-name="T299"> </text:span><text:span text:style-name="T303">corrispondente</text:span><text:span text:style-name="T302"> oggetto </text:span><text:span text:style-name="T320">Bici</text:span><text:span text:style-name="T299">.</text:span></text:p>
          <text:list>
            <text:list-item>
              <text:list>
                <text:list-header>
                  <text:p text:style-name="P39"><text:span text:style-name="T292">E' possibile, </text:span><text:span text:style-name="T294">ma solo se ritenuto necessario,</text:span><text:span text:style-name="T292"> modificare anche il codice della classe </text:span><text:span text:style-name="T290">Percorso</text:span><text:span text:style-name="T289"> </text:span><text:span text:style-name="T293">e d</text:span><text:span text:style-name="T292">ella classe </text:span><text:span text:style-name="T290">Bici</text:span><text:span text:style-name="T294">.</text:span></text:p>
                </text:list-header>
              </text:list>
            </text:list-item>
          </text:list>
          <text:p text:style-name="P44"><text:span text:style-name="T301">(</text:span><text:span text:style-name="T308">S</text:span><text:span text:style-name="T309">ugg</text:span><text:span text:style-name="T304">.: </text:span><text:span text:style-name="T314">usare</text:span><text:span text:style-name="T304"> il</text:span><text:span text:style-name="T301"> metodo </text:span><text:span text:style-name="T319">bici.sim.</text:span><text:span text:style-name="T320">Percorso</text:span><text:span text:style-name="T318">.get</text:span><text:span text:style-name="T320">Bici</text:span><text:span text:style-name="T317">()</text:span><text:span text:style-name="T312">; si consideri </text:span><text:span text:style-name="T313">anche </text:span><text:span text:style-name="T312">che alcune bici possono ripetere lo stesso percorso più volte </text:span><text:span text:style-name="T314">e che il risultato di questo metodo alimenta il metodo </text:span><text:span text:style-name="T320">utilizzi()</text:span><text:span text:style-name="T314"> oggetto della prossima domanda</text:span><text:span text:style-name="T312">)</text:span><text:span text:style-name="T296">.</text:span></text:p>
          <text:p text:style-name="P46"/>
        </text:list-item>
        <text:list-item>
          <text:p text:style-name="P45"><text:span text:style-name="T269">completare</text:span><text:span text:style-name="T268"> </text:span><text:span text:style-name="T269">il </text:span><text:span text:style-name="T270">corrispondente</text:span><text:span text:style-name="T269"> test-case </text:span><text:span text:style-name="T253">test</text:span><text:span text:style-name="T257">Percorso</text:span><text:span text:style-name="T254">Per</text:span><text:span text:style-name="T256">Bici</text:span><text:span text:style-name="T253">()</text:span><text:span text:style-name="T271"> </text:span><text:span text:style-name="T200">all'interno di </text:span><text:span text:style-name="T255">StatisticheTest</text:span></text:p>
        </text:list-item>
      </text:list>
      <text:p text:style-name="P29"/>
      <text:p text:style-name="P20"><text:span text:style-name="T285">DOMANDA </text:span><text:span text:style-name="T287">4</text:span> <text:span text:style-name="T285">(</text:span><text:span text:style-name="T286">2</text:span><text:span text:style-name="T288">5</text:span><text:span text:style-name="T285">%)</text:span></text:p>
      <text:list xml:id="list85157100818105" text:continue-list="list1709078690" text:style-name="L1">
        <text:list-header>
          <text:p text:style-name="P40"><text:span text:style-name="T211">Completare</text:span><text:span text:style-name="T208"> </text:span><text:span text:style-name="T211">il metodo </text:span><text:span text:style-name="T260">SortedMap&lt; Coordinate,Integer &gt;</text:span><text:span text:style-name="T258"> utilizzi</text:span><text:span text:style-name="T259">(</text:span><text:span text:style-name="T260"> Map&lt; </text:span><text:span text:style-name="T266">Bici</text:span><text:span text:style-name="T260">, </text:span><text:span text:style-name="T261">List</text:span><text:span text:style-name="T262">&lt; </text:span><text:span text:style-name="T263">Percorso</text:span><text:span text:style-name="T264"> </text:span><text:span text:style-name="T262">&gt; </text:span><text:span text:style-name="T265">&gt;</text:span><text:span text:style-name="T259">) </text:span><text:span text:style-name="T212">presente n</text:span><text:span text:style-name="T211">ella</text:span><text:span text:style-name="T208"> </text:span><text:span text:style-name="T211">classe </text:span><text:span text:style-name="Teletype"><text:span text:style-name="T267">Statistiche</text:span></text:span><text:span text:style-name="T209">.</text:span></text:p>
        </text:list-header>
      </text:list>
      <text:p text:style-name="P30"><text:span text:style-name="T360">Riceve la mappa dei percorsi effettuati da ciascuna bici (come restituito dal metodo </text:span><text:span text:style-name="T258">percorsoPerBici()</text:span><text:span text:style-name="T360"> scritto in risposta alla domanda precedente) e r</text:span><text:span text:style-name="T353">estituisce la </text:span><text:span text:style-name="T350">classifica </text:span><text:span text:style-name="T353">(modellata dalla </text:span><text:span text:style-name="T260">SortedMap</text:span><text:span text:style-name="T353">) </text:span><text:span text:style-name="T352">de</text:span><text:span text:style-name="T353">lle posizioni più frequentemente</text:span><text:span text:style-name="T352"> </text:span><text:span text:style-name="T353">utilizzate come destinazione e/o origine di uno dei </text:span><text:span text:style-name="T357">percorsi</text:span><text:span text:style-name="T353"> ricevuti nella lista passata come parametro. Ad ogni posizione </text:span><text:span text:style-name="T355">che figura</text:span><text:span text:style-name="T354"> come chiave </text:span><text:span text:style-name="T353">nella mapp</text:span><text:span text:style-name="T354">a</text:span><text:span text:style-name="T353"> corrisponde </text:span><text:span text:style-name="T354">come valore </text:span><text:span text:style-name="T355">un oggetto </text:span><text:span text:style-name="T260">Integer</text:span><text:span text:style-name="T355"> pari a</text:span><text:span text:style-name="T353">l numero complessivo di utilizzi, </text:span><text:span text:style-name="T356">da parte di una qualsiasi </text:span><text:span text:style-name="T357">bicicletta</text:span><text:span text:style-name="T356"> che abbia participato alla simulazione</text:span><text:span text:style-name="T353">. </text:span><text:span text:style-name="T358">Se una stessa bici ripete lo stesso percorso diverse volte, ciascun </text:span><text:span text:style-name="T359">percorso</text:span><text:span text:style-name="T358"> va contato separatamente.</text:span><text:span text:style-name="T350"> </text:span><text:span text:style-name="T351">Utilizzare </text:span><text:span text:style-name="T205">un criterio di ordinamento </text:span><text:span text:style-name="T210">esterno</text:span><text:span text:style-name="T206"> </text:span><text:span text:style-name="T207">alla</text:span><text:span text:style-name="T206"> classe </text:span><text:span text:style-name="T260">Coordinate</text:span><text:span text:style-name="T213">.</text:span></text:p>
      <text:p text:style-name="P26">(<text:span text:style-name="T371">Sugg.</text:span>: Assicurarsi che oggetti <text:span text:style-name="T373">rappresentanti</text:span> coordinate distinte non finiscano per essere esclusi dal<text:span text:style-name="T372">le chiavi del</text:span> risultato solo perché aventi lo stesso numero di utilizzi <text:span text:style-name="T373">di </text:span>altri).</text:p>
      <text:p text:style-name="P26"/>
      <text:p text:style-name="P17">DOMANDA <text:span text:style-name="T362">5</text:span> (<text:span text:style-name="T364">20</text:span>%)</text:p>
      <text:p text:style-name="P32"><text:span text:style-name="T340">Scrivere una nuova classe di test</text:span><text:span text:style-name="T339"> </text:span><text:span text:style-name="T335">bici.</text:span><text:span text:style-name="T337">tipo</text:span><text:span text:style-name="T336">.</text:span><text:span text:style-name="T337">Gialla</text:span><text:span text:style-name="T333">Test </text:span><text:span text:style-name="T341">(posiziona</text:span><text:span text:style-name="T342">ndola </text:span><text:span text:style-name="T343">corrispondentemente alla classe sotto test </text:span><text:span text:style-name="T334">Gialla</text:span><text:span text:style-name="T343">, ovvero </text:span><text:span text:style-name="T342">all’interno della </text:span><text:span text:style-name="T341">directory </text:span><text:span text:style-name="T327">test/</text:span><text:span text:style-name="T326">bici</text:span><text:span text:style-name="T328">/</text:span><text:span text:style-name="T329">tipo</text:span><text:span text:style-name="T341">) con</text:span><text:span text:style-name="T339"> </text:span><text:span text:style-name="T344">almeno </text:span><text:span text:style-name="T346">due</text:span><text:span text:style-name="T344"> </text:span><text:span text:style-name="T339">test-case </text:span><text:span text:style-name="T347">minimali</text:span><text:span text:style-name="T349"> </text:span><text:span text:style-name="T348">per</text:span><text:span text:style-name="T339"> verificare il corretto funzionamento </text:span><text:span text:style-name="T345">del metodo </text:span><text:span text:style-name="T346">che si occupa della scelta della prossima destinazione.</text:span><text:span text:style-name="T340"> </text:span><text:span text:style-name="T201">E' possibile, </text:span><text:span text:style-name="T202">ma solo se ritenuto </text:span><text:span text:style-name="T203">conveniente e senza </text:span><text:span text:style-name="T204">compromettere</text:span><text:span text:style-name="T203"> il resto del progetto</text:span><text:span text:style-name="T202">,</text:span><text:span text:style-name="T201"> modificare anche il codice della classe </text:span><text:span text:style-name="T252">Gialla</text:span><text:span text:style-name="T193"> </text:span><text:span text:style-name="T194">per favorirne la </text:span><text:span text:style-name="T199">testabilita`</text:span><text:span text:style-name="T194">.</text:span></text:p>
      <text:p text:style-name="P33"/>
      <text:p text:style-name="P18"><text:span text:style-name="T56">DOMANDA </text:span><text:span text:style-name="T57">6</text:span><text:span text:style-name="T56"> (</text:span><text:span text:style-name="T58">SOLO PER STUDENTI CHE SOSTENGONO L’ESAME DA 9 CFU </text:span><text:span text:style-name="T59">+</text:span><text:span text:style-name="T55">10</text:span><text:span text:style-name="T56">%)</text:span></text:p>
      <text:p text:style-name="P31"><text:span text:style-name="T53">Il programma termina quando </text:span><text:span text:style-name="T52">viene premuto il tast</text:span><text:span text:style-name="T53">o</text:span><text:span text:style-name="T52"> ESCape. </text:span><text:span text:style-name="T53">Questo dovrebbe causare anche la stampa del messaggio “</text:span><text:span text:style-name="T284">Richiesta la terminazione della simulazione</text:span><text:span text:style-name="T53">“ che invece spesso </text:span><text:span text:style-name="T54">non </text:span><text:span text:style-name="T53">appare perche’ il programma termina prima </text:span><text:span text:style-name="T54">ancora </text:span><text:span text:style-name="T53">che il thread </text:span><text:span text:style-name="T54">adibito alla sua stampa </text:span><text:span text:style-name="T53">arrivi </text:span><text:span text:style-name="T54">ad eseguirla</text:span><text:span text:style-name="T53">. </text:span></text:p>
      <text:p text:style-name="P19"><text:span text:style-name="T52"><text:s/></text:span><text:span text:style-name="T53">Cambiare il codice del metodo </text:span><text:span text:style-name="T283">simula()</text:span><text:span text:style-name="T53"> all’interno della classe </text:span><text:span text:style-name="T283">Simulatore</text:span><text:span text:style-name="T53"> affinché le stampa del messaggio avvenga sempre </text:span><text:span text:style-name="T54">(Non e` possibile cambiare il codice delle altre classi per rispondere a questa domanda).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, monospace"/>
    <style:font-face style:name="Monospace" svg:font-family="Monospace"/>
    <style:font-face style:name="Times New Roman1" svg:font-family="'Times New Roman', 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it" fo:country="IT" style:font-name-asian="Droid Sans Fallback" style:font-size-asian="14pt" style:language-asian="zh" style:country-asian="CN" style:font-name-complex="FreeSans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4pt" fo:language="it" fo:country="IT" style:font-name-asian="Droid Sans Fallback" style:font-size-asian="14pt" style:language-asian="zh" style:country-asian="CN" style:font-name-complex="FreeSans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0799in" loext:contextual-spacing="false" fo:text-align="start" style:justify-single-word="false" fo:orphans="2" fo:widows="2" style:writing-mode="lr-tb"/>
      <style:text-properties fo:color="#000000" style:font-name="Times New Roman1" fo:font-family="'Times New Roman', serif" fo:font-size="12pt" style:font-name-asian="Times New Roman1" style:font-family-asian="'Times New Roman', serif" style:font-size-asian="12pt" style:language-asian="zxx" style:country-asian="none" style:font-name-complex="Times New Roman1" style:font-family-complex="'Times New Roman', serif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Cour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Courier_20_New" style:display-name="Courier New" style:family="paragraph" style:parent-style-name="Text_20_body">
      <style:paragraph-properties fo:margin-left="1in" fo:margin-right="0in" fo:margin-top="0in" fo:margin-bottom="0in" loext:contextual-spacing="false" fo:text-align="justify" style:justify-single-word="false" fo:text-indent="-0.25in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, monospace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it" fo:country="IT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30in" style:num-format="1" style:print-orientation="portrait" fo:margin-top="0.1299in" fo:margin-bottom="0.1299in" fo:margin-left="0.7902in" fo:margin-right="0.3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 programmatore sta implementando una applicazione per la gestione progetti</dc:title>
    <meta:initial-creator>Paolo Merialdo</meta:initial-creator>
    <dc:date>2018-09-25T08:51:56.407169596</dc:date>
    <meta:editing-duration>PT21H47M21S</meta:editing-duration>
    <meta:editing-cycles>205</meta:editing-cycles>
    <meta:generator>LibreOffice/6.0.3.2$Linux_X86_64 LibreOffice_project/00m0$Build-2</meta:generator>
    <meta:document-statistic meta:table-count="0" meta:image-count="0" meta:object-count="0" meta:page-count="1" meta:paragraph-count="34" meta:word-count="1201" meta:character-count="8723" meta:non-whitespace-character-count="7553"/>
  </office:meta>
</office:document-meta>
</file>